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91EAE0FC84615028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3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fo:background-color="#e8f2a1"/>
    </style:style>
    <style:style style:name="ce1" style:family="table-cell" style:parent-style-name="Default" style:data-style-name="N0"/>
    <style:style style:name="ce5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6.87cm" svg:height="12.858cm" svg:x="32.248cm" svg:y="3.376cm">
            <draw:object draw:notify-on-update-of-ranges="Tabelle1.K6:Tabelle1.K846 Tabelle1.L6:Tabelle1.L8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rsicht: die ms ticks vom pico laufen nicht so zuverlaessig. Diese werden bei bigbanging teils ausgeschaltet. Die Resultate stimmen aber recht schoen und so nehme ich an es sei recht ok.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table:style-name="Default" office:value-type="string" calcext:value-type="string">
            <text:p>Fertig</text:p>
          </table:table-cell>
          <table:table-cell office:value-type="string" calcext:value-type="string">
            <text:p>Soll</text:p>
          </table:table-cell>
          <table:table-cell office:value-type="string" calcext:value-type="string">
            <text:p>Ist 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table:style-name="ce3" office:value-type="string" calcext:value-type="string">
            <text:p>uptime_s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Logfile started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9.146" calcext:value-type="float">
            <text:p>9.146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style-name="ce1"/>
          <table:table-cell/>
          <table:table-cell table:formula="of:=AND([.G6]=&quot;ongoing&quot;;[.H6]=0)" office:value-type="boolean" office:boolean-value="false" calcext:value-type="boolean">
            <text:p>FALSCH</text:p>
          </table:table-cell>
          <table:table-cell table:formula="of:=IF([.J6];[.D6];&quot;&quot;)">
            <text:p/>
          </table:table-cell>
          <table:table-cell table:formula="of:=IF([.J6];[.F6];&quot;&quot;)">
            <text:p/>
          </table:table-cell>
          <table:table-cell table:formula="of:=IF([.J6];[.D6]-[.F6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2.013" calcext:value-type="float">
            <text:p>12.013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ongoing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AND([.G7]=&quot;ongoing&quot;;[.H7]=0)" office:value-type="boolean" office:boolean-value="false" calcext:value-type="boolean">
            <text:p>FALSCH</text:p>
          </table:table-cell>
          <table:table-cell table:formula="of:=IF([.J7];[.D7];&quot;&quot;)">
            <text:p/>
          </table:table-cell>
          <table:table-cell table:formula="of:=IF([.J7];[.F7];&quot;&quot;)">
            <text:p/>
          </table:table-cell>
          <table:table-cell table:formula="of:=IF([.J7];[.D7]-[.F7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4.77" calcext:value-type="float">
            <text:p>14.77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4724" calcext:value-type="float">
            <text:p>4724</text:p>
          </table:table-cell>
          <table:table-cell office:value-type="string" calcext:value-type="string">
            <text:p>ongoing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AND([.G8]=&quot;ongoing&quot;;[.H8]=0)" office:value-type="boolean" office:boolean-value="false" calcext:value-type="boolean">
            <text:p>FALSCH</text:p>
          </table:table-cell>
          <table:table-cell table:formula="of:=IF([.J8];[.D8];&quot;&quot;)">
            <text:p/>
          </table:table-cell>
          <table:table-cell table:formula="of:=IF([.J8];[.F8];&quot;&quot;)">
            <text:p/>
          </table:table-cell>
          <table:table-cell table:formula="of:=IF([.J8];[.D8]-[.F8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7.732" calcext:value-type="float">
            <text:p>17.732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7519" calcext:value-type="float">
            <text:p>7519</text:p>
          </table:table-cell>
          <table:table-cell office:value-type="string" calcext:value-type="string">
            <text:p>ongoing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AND([.G9]=&quot;ongoing&quot;;[.H9]=0)" office:value-type="boolean" office:boolean-value="false" calcext:value-type="boolean">
            <text:p>FALSCH</text:p>
          </table:table-cell>
          <table:table-cell table:formula="of:=IF([.J9];[.D9];&quot;&quot;)">
            <text:p/>
          </table:table-cell>
          <table:table-cell table:formula="of:=IF([.J9];[.F9];&quot;&quot;)">
            <text:p/>
          </table:table-cell>
          <table:table-cell table:formula="of:=IF([.J9];[.D9]-[.F9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0.724" calcext:value-type="float">
            <text:p>20.724</text:p>
          </table:table-cell>
          <table:table-cell office:value-type="string" calcext:value-type="string">
            <text:p>outage_test_measured_ms</text:p>
          </table:table-cell>
          <table:table-cell office:value-type="float" office:value="8583" calcext:value-type="float">
            <text:p>8583</text:p>
          </table:table-cell>
          <table:table-cell office:value-type="string" calcext:value-type="string">
            <text:p>outage uploaded ms</text:p>
          </table:table-cell>
          <table:table-cell office:value-type="float" office:value="8263" calcext:value-type="float">
            <text:p>8263</text:p>
          </table:table-cell>
          <table:table-cell office:value-type="string" calcext:value-type="string">
            <text:p>ongoing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AND([.G10]=&quot;ongoing&quot;;[.H10]=0)" office:value-type="boolean" office:boolean-value="true" calcext:value-type="boolean">
            <text:p>WAHR</text:p>
          </table:table-cell>
          <table:table-cell table:formula="of:=IF([.J10];[.D10];&quot;&quot;)" office:value-type="float" office:value="8583" calcext:value-type="float">
            <text:p>8583</text:p>
          </table:table-cell>
          <table:table-cell table:formula="of:=IF([.J10];[.F10];&quot;&quot;)" office:value-type="float" office:value="8263" calcext:value-type="float">
            <text:p>8263</text:p>
          </table:table-cell>
          <table:table-cell table:formula="of:=IF([.J10];[.D10]-[.F10];&quot;&quot;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42.786" calcext:value-type="float">
            <text:p>42.786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style-name="ce1"/>
          <table:table-cell/>
          <table:table-cell table:formula="of:=AND([.G11]=&quot;ongoing&quot;;[.H11]=0)" office:value-type="boolean" office:boolean-value="false" calcext:value-type="boolean">
            <text:p>FALSCH</text:p>
          </table:table-cell>
          <table:table-cell table:formula="of:=IF([.J11];[.D11];&quot;&quot;)">
            <text:p/>
          </table:table-cell>
          <table:table-cell table:formula="of:=IF([.J11];[.F11];&quot;&quot;)">
            <text:p/>
          </table:table-cell>
          <table:table-cell table:formula="of:=IF([.J11];[.D11]-[.F11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45.769" calcext:value-type="float">
            <text:p>45.769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ongoing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AND([.G12]=&quot;ongoing&quot;;[.H12]=0)" office:value-type="boolean" office:boolean-value="false" calcext:value-type="boolean">
            <text:p>FALSCH</text:p>
          </table:table-cell>
          <table:table-cell table:formula="of:=IF([.J12];[.D12];&quot;&quot;)">
            <text:p/>
          </table:table-cell>
          <table:table-cell table:formula="of:=IF([.J12];[.F12];&quot;&quot;)">
            <text:p/>
          </table:table-cell>
          <table:table-cell table:formula="of:=IF([.J12];[.D12]-[.F12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48.585" calcext:value-type="float">
            <text:p>48.585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4797" calcext:value-type="float">
            <text:p>4797</text:p>
          </table:table-cell>
          <table:table-cell office:value-type="string" calcext:value-type="string">
            <text:p>ongoing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AND([.G13]=&quot;ongoing&quot;;[.H13]=0)" office:value-type="boolean" office:boolean-value="false" calcext:value-type="boolean">
            <text:p>FALSCH</text:p>
          </table:table-cell>
          <table:table-cell table:formula="of:=IF([.J13];[.D13];&quot;&quot;)">
            <text:p/>
          </table:table-cell>
          <table:table-cell table:formula="of:=IF([.J13];[.F13];&quot;&quot;)">
            <text:p/>
          </table:table-cell>
          <table:table-cell table:formula="of:=IF([.J13];[.D13]-[.F13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51.347" calcext:value-type="float">
            <text:p>51.347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7479" calcext:value-type="float">
            <text:p>7479</text:p>
          </table:table-cell>
          <table:table-cell office:value-type="string" calcext:value-type="string">
            <text:p>ongoing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AND([.G14]=&quot;ongoing&quot;;[.H14]=0)" office:value-type="boolean" office:boolean-value="false" calcext:value-type="boolean">
            <text:p>FALSCH</text:p>
          </table:table-cell>
          <table:table-cell table:formula="of:=IF([.J14];[.D14];&quot;&quot;)">
            <text:p/>
          </table:table-cell>
          <table:table-cell table:formula="of:=IF([.J14];[.F14];&quot;&quot;)">
            <text:p/>
          </table:table-cell>
          <table:table-cell table:formula="of:=IF([.J14];[.D14]-[.F14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54.348" calcext:value-type="float">
            <text:p>54.348</text:p>
          </table:table-cell>
          <table:table-cell office:value-type="string" calcext:value-type="string">
            <text:p>outage_test_measured_ms</text:p>
          </table:table-cell>
          <table:table-cell office:value-type="float" office:value="8513" calcext:value-type="float">
            <text:p>8513</text:p>
          </table:table-cell>
          <table:table-cell office:value-type="string" calcext:value-type="string">
            <text:p>outage uploaded ms</text:p>
          </table:table-cell>
          <table:table-cell office:value-type="float" office:value="8176" calcext:value-type="float">
            <text:p>8176</text:p>
          </table:table-cell>
          <table:table-cell office:value-type="string" calcext:value-type="string">
            <text:p>ongoing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AND([.G15]=&quot;ongoing&quot;;[.H15]=0)" office:value-type="boolean" office:boolean-value="true" calcext:value-type="boolean">
            <text:p>WAHR</text:p>
          </table:table-cell>
          <table:table-cell table:formula="of:=IF([.J15];[.D15];&quot;&quot;)" office:value-type="float" office:value="8513" calcext:value-type="float">
            <text:p>8513</text:p>
          </table:table-cell>
          <table:table-cell table:formula="of:=IF([.J15];[.F15];&quot;&quot;)" office:value-type="float" office:value="8176" calcext:value-type="float">
            <text:p>8176</text:p>
          </table:table-cell>
          <table:table-cell table:formula="of:=IF([.J15];[.D15]-[.F15];&quot;&quot;)"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76.406" calcext:value-type="float">
            <text:p>76.406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200" calcext:value-type="float">
            <text:p>2200</text:p>
          </table:table-cell>
          <table:table-cell table:number-columns-repeated="3"/>
          <table:table-cell table:style-name="ce1"/>
          <table:table-cell/>
          <table:table-cell table:formula="of:=AND([.G16]=&quot;ongoing&quot;;[.H16]=0)" office:value-type="boolean" office:boolean-value="false" calcext:value-type="boolean">
            <text:p>FALSCH</text:p>
          </table:table-cell>
          <table:table-cell table:formula="of:=IF([.J16];[.D16];&quot;&quot;)">
            <text:p/>
          </table:table-cell>
          <table:table-cell table:formula="of:=IF([.J16];[.F16];&quot;&quot;)">
            <text:p/>
          </table:table-cell>
          <table:table-cell table:formula="of:=IF([.J16];[.D16]-[.F16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79.393" calcext:value-type="float">
            <text:p>79.393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ongoing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AND([.G17]=&quot;ongoing&quot;;[.H17]=0)" office:value-type="boolean" office:boolean-value="false" calcext:value-type="boolean">
            <text:p>FALSCH</text:p>
          </table:table-cell>
          <table:table-cell table:formula="of:=IF([.J17];[.D17];&quot;&quot;)">
            <text:p/>
          </table:table-cell>
          <table:table-cell table:formula="of:=IF([.J17];[.F17];&quot;&quot;)">
            <text:p/>
          </table:table-cell>
          <table:table-cell table:formula="of:=IF([.J17];[.D17]-[.F17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82.426" calcext:value-type="float">
            <text:p>82.426</text:p>
          </table:table-cell>
          <table:table-cell office:value-type="string" calcext:value-type="string">
            <text:p>outage_test_measured_ms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outage uploaded ms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ongoing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AND([.G18]=&quot;ongoing&quot;;[.H18]=0)" office:value-type="boolean" office:boolean-value="true" calcext:value-type="boolean">
            <text:p>WAHR</text:p>
          </table:table-cell>
          <table:table-cell table:formula="of:=IF([.J18];[.D18];&quot;&quot;)" office:value-type="float" office:value="2991" calcext:value-type="float">
            <text:p>2991</text:p>
          </table:table-cell>
          <table:table-cell table:formula="of:=IF([.J18];[.F18];&quot;&quot;)" office:value-type="float" office:value="2891" calcext:value-type="float">
            <text:p>2891</text:p>
          </table:table-cell>
          <table:table-cell table:formula="of:=IF([.J18];[.D18]-[.F18];&quot;&quot;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04.453" calcext:value-type="float">
            <text:p>104.453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1"/>
          <table:table-cell/>
          <table:table-cell table:formula="of:=AND([.G19]=&quot;ongoing&quot;;[.H19]=0)" office:value-type="boolean" office:boolean-value="false" calcext:value-type="boolean">
            <text:p>FALSCH</text:p>
          </table:table-cell>
          <table:table-cell table:formula="of:=IF([.J19];[.D19];&quot;&quot;)">
            <text:p/>
          </table:table-cell>
          <table:table-cell table:formula="of:=IF([.J19];[.F19];&quot;&quot;)">
            <text:p/>
          </table:table-cell>
          <table:table-cell table:formula="of:=IF([.J19];[.D19]-[.F19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05.641" calcext:value-type="float">
            <text:p>105.641</text:p>
          </table:table-cell>
          <table:table-cell office:value-type="string" calcext:value-type="string">
            <text:p>outage_test_measured_m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utage uploaded m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ngoing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AND([.G20]=&quot;ongoing&quot;;[.H20]=0)" office:value-type="boolean" office:boolean-value="true" calcext:value-type="boolean">
            <text:p>WAHR</text:p>
          </table:table-cell>
          <table:table-cell table:formula="of:=IF([.J20];[.D20];&quot;&quot;)" office:value-type="float" office:value="31" calcext:value-type="float">
            <text:p>31</text:p>
          </table:table-cell>
          <table:table-cell table:formula="of:=IF([.J20];[.F20];&quot;&quot;)" office:value-type="float" office:value="35" calcext:value-type="float">
            <text:p>35</text:p>
          </table:table-cell>
          <table:table-cell table:formula="of:=IF([.J20];[.D20]-[.F20];&quot;&quot;)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29.538" calcext:value-type="float">
            <text:p>129.538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style-name="ce1"/>
          <table:table-cell/>
          <table:table-cell table:formula="of:=AND([.G21]=&quot;ongoing&quot;;[.H21]=0)" office:value-type="boolean" office:boolean-value="false" calcext:value-type="boolean">
            <text:p>FALSCH</text:p>
          </table:table-cell>
          <table:table-cell table:formula="of:=IF([.J21];[.D21];&quot;&quot;)">
            <text:p/>
          </table:table-cell>
          <table:table-cell table:formula="of:=IF([.J21];[.F21];&quot;&quot;)">
            <text:p/>
          </table:table-cell>
          <table:table-cell table:formula="of:=IF([.J21];[.D21]-[.F21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32.33" calcext:value-type="float">
            <text:p>132.33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ongoing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AND([.G22]=&quot;ongoing&quot;;[.H22]=0)" office:value-type="boolean" office:boolean-value="false" calcext:value-type="boolean">
            <text:p>FALSCH</text:p>
          </table:table-cell>
          <table:table-cell table:formula="of:=IF([.J22];[.D22];&quot;&quot;)">
            <text:p/>
          </table:table-cell>
          <table:table-cell table:formula="of:=IF([.J22];[.F22];&quot;&quot;)">
            <text:p/>
          </table:table-cell>
          <table:table-cell table:formula="of:=IF([.J22];[.D22]-[.F22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35.348" calcext:value-type="float">
            <text:p>135.348</text:p>
          </table:table-cell>
          <table:table-cell office:value-type="string" calcext:value-type="string">
            <text:p>outage_test_measured_ms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outage uploaded ms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ongoing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AND([.G23]=&quot;ongoing&quot;;[.H23]=0)" office:value-type="boolean" office:boolean-value="true" calcext:value-type="boolean">
            <text:p>WAHR</text:p>
          </table:table-cell>
          <table:table-cell table:formula="of:=IF([.J23];[.D23];&quot;&quot;)" office:value-type="float" office:value="2787" calcext:value-type="float">
            <text:p>2787</text:p>
          </table:table-cell>
          <table:table-cell table:formula="of:=IF([.J23];[.F23];&quot;&quot;)" office:value-type="float" office:value="2685" calcext:value-type="float">
            <text:p>2685</text:p>
          </table:table-cell>
          <table:table-cell table:formula="of:=IF([.J23];[.D23]-[.F23];&quot;&quot;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57.39" calcext:value-type="float">
            <text:p>157.39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1"/>
          <table:table-cell/>
          <table:table-cell table:formula="of:=AND([.G24]=&quot;ongoing&quot;;[.H24]=0)" office:value-type="boolean" office:boolean-value="false" calcext:value-type="boolean">
            <text:p>FALSCH</text:p>
          </table:table-cell>
          <table:table-cell table:formula="of:=IF([.J24];[.D24];&quot;&quot;)">
            <text:p/>
          </table:table-cell>
          <table:table-cell table:formula="of:=IF([.J24];[.F24];&quot;&quot;)">
            <text:p/>
          </table:table-cell>
          <table:table-cell table:formula="of:=IF([.J24];[.D24]-[.F24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60.398" calcext:value-type="float">
            <text:p>160.398</text:p>
          </table:table-cell>
          <table:table-cell office:value-type="string" calcext:value-type="string">
            <text:p>outage_test_measured_ms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outage uploaded ms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ongoing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AND([.G25]=&quot;ongoing&quot;;[.H25]=0)" office:value-type="boolean" office:boolean-value="false" calcext:value-type="boolean">
            <text:p>FALSCH</text:p>
          </table:table-cell>
          <table:table-cell table:formula="of:=IF([.J25];[.D25];&quot;&quot;)">
            <text:p/>
          </table:table-cell>
          <table:table-cell table:formula="of:=IF([.J25];[.F25];&quot;&quot;)">
            <text:p/>
          </table:table-cell>
          <table:table-cell table:formula="of:=IF([.J25];[.D25]-[.F25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63.406" calcext:value-type="float">
            <text:p>163.406</text:p>
          </table:table-cell>
          <table:table-cell office:value-type="string" calcext:value-type="string">
            <text:p>outage_test_measured_ms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outage uploaded ms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26]=&quot;ongoing&quot;;[.H26]=0)" office:value-type="boolean" office:boolean-value="true" calcext:value-type="boolean">
            <text:p>WAHR</text:p>
          </table:table-cell>
          <table:table-cell table:formula="of:=IF([.J26];[.D26];&quot;&quot;)" office:value-type="float" office:value="2173" calcext:value-type="float">
            <text:p>2173</text:p>
          </table:table-cell>
          <table:table-cell table:formula="of:=IF([.J26];[.F26];&quot;&quot;)" office:value-type="float" office:value="2172" calcext:value-type="float">
            <text:p>2172</text:p>
          </table:table-cell>
          <table:table-cell table:formula="of:=IF([.J26];[.D26]-[.F26]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84.624" calcext:value-type="float">
            <text:p>184.624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formula="of:=AND([.G27]=&quot;ongoing&quot;;[.H27]=0)" office:value-type="boolean" office:boolean-value="false" calcext:value-type="boolean">
            <text:p>FALSCH</text:p>
          </table:table-cell>
          <table:table-cell table:formula="of:=IF([.J27];[.D27];&quot;&quot;)">
            <text:p/>
          </table:table-cell>
          <table:table-cell table:formula="of:=IF([.J27];[.F27];&quot;&quot;)">
            <text:p/>
          </table:table-cell>
          <table:table-cell table:formula="of:=IF([.J27];[.D27]-[.F27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85.863" calcext:value-type="float">
            <text:p>185.863</text:p>
          </table:table-cell>
          <table:table-cell office:value-type="string" calcext:value-type="string">
            <text:p>outage_test_measured_m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utage uploaded m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28]=&quot;ongoing&quot;;[.H28]=0)" office:value-type="boolean" office:boolean-value="true" calcext:value-type="boolean">
            <text:p>WAHR</text:p>
          </table:table-cell>
          <table:table-cell table:formula="of:=IF([.J28];[.D28];&quot;&quot;)" office:value-type="float" office:value="101" calcext:value-type="float">
            <text:p>101</text:p>
          </table:table-cell>
          <table:table-cell table:formula="of:=IF([.J28];[.F28];&quot;&quot;)" office:value-type="float" office:value="93" calcext:value-type="float">
            <text:p>93</text:p>
          </table:table-cell>
          <table:table-cell table:formula="of:=IF([.J28];[.D28]-[.F28];&quot;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09.784" calcext:value-type="float">
            <text:p>209.784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200" calcext:value-type="float">
            <text:p>2200</text:p>
          </table:table-cell>
          <table:table-cell table:number-columns-repeated="5"/>
          <table:table-cell table:formula="of:=AND([.G29]=&quot;ongoing&quot;;[.H29]=0)" office:value-type="boolean" office:boolean-value="false" calcext:value-type="boolean">
            <text:p>FALSCH</text:p>
          </table:table-cell>
          <table:table-cell table:formula="of:=IF([.J29];[.D29];&quot;&quot;)">
            <text:p/>
          </table:table-cell>
          <table:table-cell table:formula="of:=IF([.J29];[.F29];&quot;&quot;)">
            <text:p/>
          </table:table-cell>
          <table:table-cell table:formula="of:=IF([.J29];[.D29]-[.F29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12.658" calcext:value-type="float">
            <text:p>212.658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30]=&quot;ongoing&quot;;[.H30]=0)" office:value-type="boolean" office:boolean-value="false" calcext:value-type="boolean">
            <text:p>FALSCH</text:p>
          </table:table-cell>
          <table:table-cell table:formula="of:=IF([.J30];[.D30];&quot;&quot;)">
            <text:p/>
          </table:table-cell>
          <table:table-cell table:formula="of:=IF([.J30];[.F30];&quot;&quot;)">
            <text:p/>
          </table:table-cell>
          <table:table-cell table:formula="of:=IF([.J30];[.D30]-[.F30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15.704" calcext:value-type="float">
            <text:p>215.704</text:p>
          </table:table-cell>
          <table:table-cell office:value-type="string" calcext:value-type="string">
            <text:p>outage_test_measured_ms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outage uploaded ms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31]=&quot;ongoing&quot;;[.H31]=0)" office:value-type="boolean" office:boolean-value="true" calcext:value-type="boolean">
            <text:p>WAHR</text:p>
          </table:table-cell>
          <table:table-cell table:formula="of:=IF([.J31];[.D31];&quot;&quot;)" office:value-type="float" office:value="2877" calcext:value-type="float">
            <text:p>2877</text:p>
          </table:table-cell>
          <table:table-cell table:formula="of:=IF([.J31];[.F31];&quot;&quot;)" office:value-type="float" office:value="2772" calcext:value-type="float">
            <text:p>2772</text:p>
          </table:table-cell>
          <table:table-cell table:formula="of:=IF([.J31];[.D31]-[.F31];&quot;&quot;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37.717" calcext:value-type="float">
            <text:p>237.717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500" calcext:value-type="float">
            <text:p>500</text:p>
          </table:table-cell>
          <table:table-cell table:number-columns-repeated="5"/>
          <table:table-cell table:formula="of:=AND([.G32]=&quot;ongoing&quot;;[.H32]=0)" office:value-type="boolean" office:boolean-value="false" calcext:value-type="boolean">
            <text:p>FALSCH</text:p>
          </table:table-cell>
          <table:table-cell table:formula="of:=IF([.J32];[.D32];&quot;&quot;)">
            <text:p/>
          </table:table-cell>
          <table:table-cell table:formula="of:=IF([.J32];[.F32];&quot;&quot;)">
            <text:p/>
          </table:table-cell>
          <table:table-cell table:formula="of:=IF([.J32];[.D32]-[.F32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39.262" calcext:value-type="float">
            <text:p>239.262</text:p>
          </table:table-cell>
          <table:table-cell office:value-type="string" calcext:value-type="string">
            <text:p>outage_test_measured_m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utage uploaded m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33]=&quot;ongoing&quot;;[.H33]=0)" office:value-type="boolean" office:boolean-value="true" calcext:value-type="boolean">
            <text:p>WAHR</text:p>
          </table:table-cell>
          <table:table-cell table:formula="of:=IF([.J33];[.D33];&quot;&quot;)" office:value-type="float" office:value="500" calcext:value-type="float">
            <text:p>500</text:p>
          </table:table-cell>
          <table:table-cell table:formula="of:=IF([.J33];[.F33];&quot;&quot;)" office:value-type="float" office:value="504" calcext:value-type="float">
            <text:p>504</text:p>
          </table:table-cell>
          <table:table-cell table:formula="of:=IF([.J33];[.D33]-[.F33];&quot;&quot;)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63.277" calcext:value-type="float">
            <text:p>263.277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table:formula="of:=AND([.G34]=&quot;ongoing&quot;;[.H34]=0)" office:value-type="boolean" office:boolean-value="false" calcext:value-type="boolean">
            <text:p>FALSCH</text:p>
          </table:table-cell>
          <table:table-cell table:formula="of:=IF([.J34];[.D34];&quot;&quot;)">
            <text:p/>
          </table:table-cell>
          <table:table-cell table:formula="of:=IF([.J34];[.F34];&quot;&quot;)">
            <text:p/>
          </table:table-cell>
          <table:table-cell table:formula="of:=IF([.J34];[.D34]-[.F34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65.139" calcext:value-type="float">
            <text:p>265.139</text:p>
          </table:table-cell>
          <table:table-cell office:value-type="string" calcext:value-type="string">
            <text:p>outage_test_measured_m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outage uploaded m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35]=&quot;ongoing&quot;;[.H35]=0)" office:value-type="boolean" office:boolean-value="true" calcext:value-type="boolean">
            <text:p>WAHR</text:p>
          </table:table-cell>
          <table:table-cell table:formula="of:=IF([.J35];[.D35];&quot;&quot;)" office:value-type="float" office:value="800" calcext:value-type="float">
            <text:p>800</text:p>
          </table:table-cell>
          <table:table-cell table:formula="of:=IF([.J35];[.F35];&quot;&quot;)" office:value-type="float" office:value="800" calcext:value-type="float">
            <text:p>800</text:p>
          </table:table-cell>
          <table:table-cell table:formula="of:=IF([.J35];[.D35]-[.F35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89.145" calcext:value-type="float">
            <text:p>289.145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3000" calcext:value-type="float">
            <text:p>3000</text:p>
          </table:table-cell>
          <table:table-cell table:number-columns-repeated="5"/>
          <table:table-cell table:formula="of:=AND([.G36]=&quot;ongoing&quot;;[.H36]=0)" office:value-type="boolean" office:boolean-value="false" calcext:value-type="boolean">
            <text:p>FALSCH</text:p>
          </table:table-cell>
          <table:table-cell table:formula="of:=IF([.J36];[.D36];&quot;&quot;)">
            <text:p/>
          </table:table-cell>
          <table:table-cell table:formula="of:=IF([.J36];[.F36];&quot;&quot;)">
            <text:p/>
          </table:table-cell>
          <table:table-cell table:formula="of:=IF([.J36];[.D36]-[.F36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95.141" calcext:value-type="float">
            <text:p>295.141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075" calcext:value-type="float">
            <text:p>2075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37]=&quot;ongoing&quot;;[.H37]=0)" office:value-type="boolean" office:boolean-value="false" calcext:value-type="boolean">
            <text:p>FALSCH</text:p>
          </table:table-cell>
          <table:table-cell table:formula="of:=IF([.J37];[.D37];&quot;&quot;)">
            <text:p/>
          </table:table-cell>
          <table:table-cell table:formula="of:=IF([.J37];[.F37];&quot;&quot;)">
            <text:p/>
          </table:table-cell>
          <table:table-cell table:formula="of:=IF([.J37];[.D37]-[.F37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98.139" calcext:value-type="float">
            <text:p>298.139</text:p>
          </table:table-cell>
          <table:table-cell office:value-type="string" calcext:value-type="string">
            <text:p>outage_test_measured_ms</text:p>
          </table:table-cell>
          <table:table-cell office:value-type="float" office:value="6004" calcext:value-type="float">
            <text:p>6004</text:p>
          </table:table-cell>
          <table:table-cell office:value-type="string" calcext:value-type="string">
            <text:p>outage uploaded ms</text:p>
          </table:table-cell>
          <table:table-cell office:value-type="float" office:value="5897" calcext:value-type="float">
            <text:p>5897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38]=&quot;ongoing&quot;;[.H38]=0)" office:value-type="boolean" office:boolean-value="true" calcext:value-type="boolean">
            <text:p>WAHR</text:p>
          </table:table-cell>
          <table:table-cell table:formula="of:=IF([.J38];[.D38];&quot;&quot;)" office:value-type="float" office:value="6004" calcext:value-type="float">
            <text:p>6004</text:p>
          </table:table-cell>
          <table:table-cell table:formula="of:=IF([.J38];[.F38];&quot;&quot;)" office:value-type="float" office:value="5897" calcext:value-type="float">
            <text:p>5897</text:p>
          </table:table-cell>
          <table:table-cell table:formula="of:=IF([.J38];[.D38]-[.F38];&quot;&quot;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320.21" calcext:value-type="float">
            <text:p>320.21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500" calcext:value-type="float">
            <text:p>1500</text:p>
          </table:table-cell>
          <table:table-cell table:number-columns-repeated="5"/>
          <table:table-cell table:formula="of:=AND([.G39]=&quot;ongoing&quot;;[.H39]=0)" office:value-type="boolean" office:boolean-value="false" calcext:value-type="boolean">
            <text:p>FALSCH</text:p>
          </table:table-cell>
          <table:table-cell table:formula="of:=IF([.J39];[.D39];&quot;&quot;)">
            <text:p/>
          </table:table-cell>
          <table:table-cell table:formula="of:=IF([.J39];[.F39];&quot;&quot;)">
            <text:p/>
          </table:table-cell>
          <table:table-cell table:formula="of:=IF([.J39];[.D39]-[.F39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322.984" calcext:value-type="float">
            <text:p>322.984</text:p>
          </table:table-cell>
          <table:table-cell office:value-type="string" calcext:value-type="string">
            <text:p>outage_test_measured_m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outage uploaded ms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40]=&quot;ongoing&quot;;[.H40]=0)" office:value-type="boolean" office:boolean-value="true" calcext:value-type="boolean">
            <text:p>WAHR</text:p>
          </table:table-cell>
          <table:table-cell table:formula="of:=IF([.J40];[.D40];&quot;&quot;)" office:value-type="float" office:value="1500" calcext:value-type="float">
            <text:p>1500</text:p>
          </table:table-cell>
          <table:table-cell table:formula="of:=IF([.J40];[.F40];&quot;&quot;)" office:value-type="float" office:value="1503" calcext:value-type="float">
            <text:p>1503</text:p>
          </table:table-cell>
          <table:table-cell table:formula="of:=IF([.J40];[.D40]-[.F40];&quot;&quot;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346.816" calcext:value-type="float">
            <text:p>346.816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500" calcext:value-type="float">
            <text:p>1500</text:p>
          </table:table-cell>
          <table:table-cell table:number-columns-repeated="5"/>
          <table:table-cell table:formula="of:=AND([.G41]=&quot;ongoing&quot;;[.H41]=0)" office:value-type="boolean" office:boolean-value="false" calcext:value-type="boolean">
            <text:p>FALSCH</text:p>
          </table:table-cell>
          <table:table-cell table:formula="of:=IF([.J41];[.D41];&quot;&quot;)">
            <text:p/>
          </table:table-cell>
          <table:table-cell table:formula="of:=IF([.J41];[.F41];&quot;&quot;)">
            <text:p/>
          </table:table-cell>
          <table:table-cell table:formula="of:=IF([.J41];[.D41]-[.F41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349.572" calcext:value-type="float">
            <text:p>349.572</text:p>
          </table:table-cell>
          <table:table-cell office:value-type="string" calcext:value-type="string">
            <text:p>outage_test_measured_ms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outage uploaded ms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42]=&quot;ongoing&quot;;[.H42]=0)" office:value-type="boolean" office:boolean-value="true" calcext:value-type="boolean">
            <text:p>WAHR</text:p>
          </table:table-cell>
          <table:table-cell table:formula="of:=IF([.J42];[.D42];&quot;&quot;)" office:value-type="float" office:value="1533" calcext:value-type="float">
            <text:p>1533</text:p>
          </table:table-cell>
          <table:table-cell table:formula="of:=IF([.J42];[.F42];&quot;&quot;)" office:value-type="float" office:value="1537" calcext:value-type="float">
            <text:p>1537</text:p>
          </table:table-cell>
          <table:table-cell table:formula="of:=IF([.J42];[.D42]-[.F42];&quot;&quot;)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373.445" calcext:value-type="float">
            <text:p>373.445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formula="of:=AND([.G43]=&quot;ongoing&quot;;[.H43]=0)" office:value-type="boolean" office:boolean-value="false" calcext:value-type="boolean">
            <text:p>FALSCH</text:p>
          </table:table-cell>
          <table:table-cell table:formula="of:=IF([.J43];[.D43];&quot;&quot;)">
            <text:p/>
          </table:table-cell>
          <table:table-cell table:formula="of:=IF([.J43];[.F43];&quot;&quot;)">
            <text:p/>
          </table:table-cell>
          <table:table-cell table:formula="of:=IF([.J43];[.D43]-[.F43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398.503" calcext:value-type="float">
            <text:p>398.503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formula="of:=AND([.G44]=&quot;ongoing&quot;;[.H44]=0)" office:value-type="boolean" office:boolean-value="false" calcext:value-type="boolean">
            <text:p>FALSCH</text:p>
          </table:table-cell>
          <table:table-cell table:formula="of:=IF([.J44];[.D44];&quot;&quot;)">
            <text:p/>
          </table:table-cell>
          <table:table-cell table:formula="of:=IF([.J44];[.F44];&quot;&quot;)">
            <text:p/>
          </table:table-cell>
          <table:table-cell table:formula="of:=IF([.J44];[.D44]-[.F44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399.847" calcext:value-type="float">
            <text:p>399.847</text:p>
          </table:table-cell>
          <table:table-cell office:value-type="string" calcext:value-type="string">
            <text:p>outage_test_measured_m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utage uploaded m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45]=&quot;ongoing&quot;;[.H45]=0)" office:value-type="boolean" office:boolean-value="true" calcext:value-type="boolean">
            <text:p>WAHR</text:p>
          </table:table-cell>
          <table:table-cell table:formula="of:=IF([.J45];[.D45];&quot;&quot;)" office:value-type="float" office:value="200" calcext:value-type="float">
            <text:p>200</text:p>
          </table:table-cell>
          <table:table-cell table:formula="of:=IF([.J45];[.F45];&quot;&quot;)" office:value-type="float" office:value="192" calcext:value-type="float">
            <text:p>192</text:p>
          </table:table-cell>
          <table:table-cell table:formula="of:=IF([.J45];[.D45]-[.F45];&quot;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423.745" calcext:value-type="float">
            <text:p>423.745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formula="of:=AND([.G46]=&quot;ongoing&quot;;[.H46]=0)" office:value-type="boolean" office:boolean-value="false" calcext:value-type="boolean">
            <text:p>FALSCH</text:p>
          </table:table-cell>
          <table:table-cell table:formula="of:=IF([.J46];[.D46];&quot;&quot;)">
            <text:p/>
          </table:table-cell>
          <table:table-cell table:formula="of:=IF([.J46];[.F46];&quot;&quot;)">
            <text:p/>
          </table:table-cell>
          <table:table-cell table:formula="of:=IF([.J46];[.D46]-[.F46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425.049" calcext:value-type="float">
            <text:p>425.049</text:p>
          </table:table-cell>
          <table:table-cell office:value-type="string" calcext:value-type="string">
            <text:p>outage_test_measured_m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utage uploaded m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47]=&quot;ongoing&quot;;[.H47]=0)" office:value-type="boolean" office:boolean-value="true" calcext:value-type="boolean">
            <text:p>WAHR</text:p>
          </table:table-cell>
          <table:table-cell table:formula="of:=IF([.J47];[.D47];&quot;&quot;)" office:value-type="float" office:value="80" calcext:value-type="float">
            <text:p>80</text:p>
          </table:table-cell>
          <table:table-cell table:formula="of:=IF([.J47];[.F47];&quot;&quot;)" office:value-type="float" office:value="85" calcext:value-type="float">
            <text:p>85</text:p>
          </table:table-cell>
          <table:table-cell table:formula="of:=IF([.J47];[.D47]-[.F47];&quot;&quot;)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448.88" calcext:value-type="float">
            <text:p>448.88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formula="of:=AND([.G48]=&quot;ongoing&quot;;[.H48]=0)" office:value-type="boolean" office:boolean-value="false" calcext:value-type="boolean">
            <text:p>FALSCH</text:p>
          </table:table-cell>
          <table:table-cell table:formula="of:=IF([.J48];[.D48];&quot;&quot;)">
            <text:p/>
          </table:table-cell>
          <table:table-cell table:formula="of:=IF([.J48];[.F48];&quot;&quot;)">
            <text:p/>
          </table:table-cell>
          <table:table-cell table:formula="of:=IF([.J48];[.D48]-[.F48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450.17" calcext:value-type="float">
            <text:p>450.17</text:p>
          </table:table-cell>
          <table:table-cell office:value-type="string" calcext:value-type="string">
            <text:p>outage_test_measured_m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utage uploaded m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49]=&quot;ongoing&quot;;[.H49]=0)" office:value-type="boolean" office:boolean-value="true" calcext:value-type="boolean">
            <text:p>WAHR</text:p>
          </table:table-cell>
          <table:table-cell table:formula="of:=IF([.J49];[.D49];&quot;&quot;)" office:value-type="float" office:value="100" calcext:value-type="float">
            <text:p>100</text:p>
          </table:table-cell>
          <table:table-cell table:formula="of:=IF([.J49];[.F49];&quot;&quot;)" office:value-type="float" office:value="99" calcext:value-type="float">
            <text:p>99</text:p>
          </table:table-cell>
          <table:table-cell table:formula="of:=IF([.J49];[.D49]-[.F49]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474.019" calcext:value-type="float">
            <text:p>474.019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formula="of:=AND([.G50]=&quot;ongoing&quot;;[.H50]=0)" office:value-type="boolean" office:boolean-value="false" calcext:value-type="boolean">
            <text:p>FALSCH</text:p>
          </table:table-cell>
          <table:table-cell table:formula="of:=IF([.J50];[.D50];&quot;&quot;)">
            <text:p/>
          </table:table-cell>
          <table:table-cell table:formula="of:=IF([.J50];[.F50];&quot;&quot;)">
            <text:p/>
          </table:table-cell>
          <table:table-cell table:formula="of:=IF([.J50];[.D50]-[.F50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499.073" calcext:value-type="float">
            <text:p>499.073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formula="of:=AND([.G51]=&quot;ongoing&quot;;[.H51]=0)" office:value-type="boolean" office:boolean-value="false" calcext:value-type="boolean">
            <text:p>FALSCH</text:p>
          </table:table-cell>
          <table:table-cell table:formula="of:=IF([.J51];[.D51];&quot;&quot;)">
            <text:p/>
          </table:table-cell>
          <table:table-cell table:formula="of:=IF([.J51];[.F51];&quot;&quot;)">
            <text:p/>
          </table:table-cell>
          <table:table-cell table:formula="of:=IF([.J51];[.D51]-[.F51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500.335" calcext:value-type="float">
            <text:p>500.335</text:p>
          </table:table-cell>
          <table:table-cell office:value-type="string" calcext:value-type="string">
            <text:p>outage_test_measured_m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utage uploaded m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52]=&quot;ongoing&quot;;[.H52]=0)" office:value-type="boolean" office:boolean-value="true" calcext:value-type="boolean">
            <text:p>WAHR</text:p>
          </table:table-cell>
          <table:table-cell table:formula="of:=IF([.J52];[.D52];&quot;&quot;)" office:value-type="float" office:value="80" calcext:value-type="float">
            <text:p>80</text:p>
          </table:table-cell>
          <table:table-cell table:formula="of:=IF([.J52];[.F52];&quot;&quot;)" office:value-type="float" office:value="85" calcext:value-type="float">
            <text:p>85</text:p>
          </table:table-cell>
          <table:table-cell table:formula="of:=IF([.J52];[.D52]-[.F52];&quot;&quot;)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524.198" calcext:value-type="float">
            <text:p>524.198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formula="of:=AND([.G53]=&quot;ongoing&quot;;[.H53]=0)" office:value-type="boolean" office:boolean-value="false" calcext:value-type="boolean">
            <text:p>FALSCH</text:p>
          </table:table-cell>
          <table:table-cell table:formula="of:=IF([.J53];[.D53];&quot;&quot;)">
            <text:p/>
          </table:table-cell>
          <table:table-cell table:formula="of:=IF([.J53];[.F53];&quot;&quot;)">
            <text:p/>
          </table:table-cell>
          <table:table-cell table:formula="of:=IF([.J53];[.D53]-[.F53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549.267" calcext:value-type="float">
            <text:p>549.267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3000" calcext:value-type="float">
            <text:p>3000</text:p>
          </table:table-cell>
          <table:table-cell table:number-columns-repeated="5"/>
          <table:table-cell table:formula="of:=AND([.G54]=&quot;ongoing&quot;;[.H54]=0)" office:value-type="boolean" office:boolean-value="false" calcext:value-type="boolean">
            <text:p>FALSCH</text:p>
          </table:table-cell>
          <table:table-cell table:formula="of:=IF([.J54];[.D54];&quot;&quot;)">
            <text:p/>
          </table:table-cell>
          <table:table-cell table:formula="of:=IF([.J54];[.F54];&quot;&quot;)">
            <text:p/>
          </table:table-cell>
          <table:table-cell table:formula="of:=IF([.J54];[.D54]-[.F54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552.089" calcext:value-type="float">
            <text:p>552.089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55]=&quot;ongoing&quot;;[.H55]=0)" office:value-type="boolean" office:boolean-value="false" calcext:value-type="boolean">
            <text:p>FALSCH</text:p>
          </table:table-cell>
          <table:table-cell table:formula="of:=IF([.J55];[.D55];&quot;&quot;)">
            <text:p/>
          </table:table-cell>
          <table:table-cell table:formula="of:=IF([.J55];[.F55];&quot;&quot;)">
            <text:p/>
          </table:table-cell>
          <table:table-cell table:formula="of:=IF([.J55];[.D55]-[.F55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555.057" calcext:value-type="float">
            <text:p>555.057</text:p>
          </table:table-cell>
          <table:table-cell office:value-type="string" calcext:value-type="string">
            <text:p>outage_test_measured_ms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outage uploaded ms</text:p>
          </table:table-cell>
          <table:table-cell office:value-type="float" office:value="2932" calcext:value-type="float">
            <text:p>2932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56]=&quot;ongoing&quot;;[.H56]=0)" office:value-type="boolean" office:boolean-value="true" calcext:value-type="boolean">
            <text:p>WAHR</text:p>
          </table:table-cell>
          <table:table-cell table:formula="of:=IF([.J56];[.D56];&quot;&quot;)" office:value-type="float" office:value="3033" calcext:value-type="float">
            <text:p>3033</text:p>
          </table:table-cell>
          <table:table-cell table:formula="of:=IF([.J56];[.F56];&quot;&quot;)" office:value-type="float" office:value="2932" calcext:value-type="float">
            <text:p>2932</text:p>
          </table:table-cell>
          <table:table-cell table:formula="of:=IF([.J56];[.D56]-[.F56];&quot;&quot;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577.349" calcext:value-type="float">
            <text:p>577.349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formula="of:=AND([.G57]=&quot;ongoing&quot;;[.H57]=0)" office:value-type="boolean" office:boolean-value="false" calcext:value-type="boolean">
            <text:p>FALSCH</text:p>
          </table:table-cell>
          <table:table-cell table:formula="of:=IF([.J57];[.D57];&quot;&quot;)">
            <text:p/>
          </table:table-cell>
          <table:table-cell table:formula="of:=IF([.J57];[.F57];&quot;&quot;)">
            <text:p/>
          </table:table-cell>
          <table:table-cell table:formula="of:=IF([.J57];[.D57]-[.F57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578.53" calcext:value-type="float">
            <text:p>578.53</text:p>
          </table:table-cell>
          <table:table-cell office:value-type="string" calcext:value-type="string">
            <text:p>outage_test_measured_m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utage uploaded m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58]=&quot;ongoing&quot;;[.H58]=0)" office:value-type="boolean" office:boolean-value="true" calcext:value-type="boolean">
            <text:p>WAHR</text:p>
          </table:table-cell>
          <table:table-cell table:formula="of:=IF([.J58];[.D58];&quot;&quot;)" office:value-type="float" office:value="200" calcext:value-type="float">
            <text:p>200</text:p>
          </table:table-cell>
          <table:table-cell table:formula="of:=IF([.J58];[.F58];&quot;&quot;)" office:value-type="float" office:value="191" calcext:value-type="float">
            <text:p>191</text:p>
          </table:table-cell>
          <table:table-cell table:formula="of:=IF([.J58];[.D58]-[.F58];&quot;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602.596" calcext:value-type="float">
            <text:p>602.596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formula="of:=AND([.G59]=&quot;ongoing&quot;;[.H59]=0)" office:value-type="boolean" office:boolean-value="false" calcext:value-type="boolean">
            <text:p>FALSCH</text:p>
          </table:table-cell>
          <table:table-cell table:formula="of:=IF([.J59];[.D59];&quot;&quot;)">
            <text:p/>
          </table:table-cell>
          <table:table-cell table:formula="of:=IF([.J59];[.F59];&quot;&quot;)">
            <text:p/>
          </table:table-cell>
          <table:table-cell table:formula="of:=IF([.J59];[.D59]-[.F59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603.801" calcext:value-type="float">
            <text:p>603.801</text:p>
          </table:table-cell>
          <table:table-cell office:value-type="string" calcext:value-type="string">
            <text:p>outage_test_measured_m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utage uploaded m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60]=&quot;ongoing&quot;;[.H60]=0)" office:value-type="boolean" office:boolean-value="true" calcext:value-type="boolean">
            <text:p>WAHR</text:p>
          </table:table-cell>
          <table:table-cell table:formula="of:=IF([.J60];[.D60];&quot;&quot;)" office:value-type="float" office:value="101" calcext:value-type="float">
            <text:p>101</text:p>
          </table:table-cell>
          <table:table-cell table:formula="of:=IF([.J60];[.F60];&quot;&quot;)" office:value-type="float" office:value="92" calcext:value-type="float">
            <text:p>92</text:p>
          </table:table-cell>
          <table:table-cell table:formula="of:=IF([.J60];[.D60]-[.F60];&quot;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627.745" calcext:value-type="float">
            <text:p>627.745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formula="of:=AND([.G61]=&quot;ongoing&quot;;[.H61]=0)" office:value-type="boolean" office:boolean-value="false" calcext:value-type="boolean">
            <text:p>FALSCH</text:p>
          </table:table-cell>
          <table:table-cell table:formula="of:=IF([.J61];[.D61];&quot;&quot;)">
            <text:p/>
          </table:table-cell>
          <table:table-cell table:formula="of:=IF([.J61];[.F61];&quot;&quot;)">
            <text:p/>
          </table:table-cell>
          <table:table-cell table:formula="of:=IF([.J61];[.D61]-[.F61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629.219" calcext:value-type="float">
            <text:p>629.219</text:p>
          </table:table-cell>
          <table:table-cell office:value-type="string" calcext:value-type="string">
            <text:p>outage_test_measured_m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outage uploaded m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62]=&quot;ongoing&quot;;[.H62]=0)" office:value-type="boolean" office:boolean-value="true" calcext:value-type="boolean">
            <text:p>WAHR</text:p>
          </table:table-cell>
          <table:table-cell table:formula="of:=IF([.J62];[.D62];&quot;&quot;)" office:value-type="float" office:value="332" calcext:value-type="float">
            <text:p>332</text:p>
          </table:table-cell>
          <table:table-cell table:formula="of:=IF([.J62];[.F62];&quot;&quot;)" office:value-type="float" office:value="335" calcext:value-type="float">
            <text:p>335</text:p>
          </table:table-cell>
          <table:table-cell table:formula="of:=IF([.J62];[.D62]-[.F62];&quot;&quot;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653.124" calcext:value-type="float">
            <text:p>653.124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formula="of:=AND([.G63]=&quot;ongoing&quot;;[.H63]=0)" office:value-type="boolean" office:boolean-value="false" calcext:value-type="boolean">
            <text:p>FALSCH</text:p>
          </table:table-cell>
          <table:table-cell table:formula="of:=IF([.J63];[.D63];&quot;&quot;)">
            <text:p/>
          </table:table-cell>
          <table:table-cell table:formula="of:=IF([.J63];[.F63];&quot;&quot;)">
            <text:p/>
          </table:table-cell>
          <table:table-cell table:formula="of:=IF([.J63];[.D63]-[.F63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654.53" calcext:value-type="float">
            <text:p>654.53</text:p>
          </table:table-cell>
          <table:table-cell office:value-type="string" calcext:value-type="string">
            <text:p>outage_test_measured_m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outage uploaded m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64]=&quot;ongoing&quot;;[.H64]=0)" office:value-type="boolean" office:boolean-value="true" calcext:value-type="boolean">
            <text:p>WAHR</text:p>
          </table:table-cell>
          <table:table-cell table:formula="of:=IF([.J64];[.D64];&quot;&quot;)" office:value-type="float" office:value="295" calcext:value-type="float">
            <text:p>295</text:p>
          </table:table-cell>
          <table:table-cell table:formula="of:=IF([.J64];[.F64];&quot;&quot;)" office:value-type="float" office:value="297" calcext:value-type="float">
            <text:p>297</text:p>
          </table:table-cell>
          <table:table-cell table:formula="of:=IF([.J64];[.D64]-[.F64];&quot;&quot;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678.47" calcext:value-type="float">
            <text:p>678.47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table:formula="of:=AND([.G65]=&quot;ongoing&quot;;[.H65]=0)" office:value-type="boolean" office:boolean-value="false" calcext:value-type="boolean">
            <text:p>FALSCH</text:p>
          </table:table-cell>
          <table:table-cell table:formula="of:=IF([.J65];[.D65];&quot;&quot;)">
            <text:p/>
          </table:table-cell>
          <table:table-cell table:formula="of:=IF([.J65];[.F65];&quot;&quot;)">
            <text:p/>
          </table:table-cell>
          <table:table-cell table:formula="of:=IF([.J65];[.D65]-[.F65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680.371" calcext:value-type="float">
            <text:p>680.371</text:p>
          </table:table-cell>
          <table:table-cell office:value-type="string" calcext:value-type="string">
            <text:p>outage_test_measured_m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utage uploaded m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66]=&quot;ongoing&quot;;[.H66]=0)" office:value-type="boolean" office:boolean-value="true" calcext:value-type="boolean">
            <text:p>WAHR</text:p>
          </table:table-cell>
          <table:table-cell table:formula="of:=IF([.J66];[.D66];&quot;&quot;)" office:value-type="float" office:value="1000" calcext:value-type="float">
            <text:p>1000</text:p>
          </table:table-cell>
          <table:table-cell table:formula="of:=IF([.J66];[.F66];&quot;&quot;)" office:value-type="float" office:value="999" calcext:value-type="float">
            <text:p>999</text:p>
          </table:table-cell>
          <table:table-cell table:formula="of:=IF([.J66];[.D66]-[.F66]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704.636" calcext:value-type="float">
            <text:p>704.636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5000" calcext:value-type="float">
            <text:p>5000</text:p>
          </table:table-cell>
          <table:table-cell table:number-columns-repeated="5"/>
          <table:table-cell table:formula="of:=AND([.G67]=&quot;ongoing&quot;;[.H67]=0)" office:value-type="boolean" office:boolean-value="false" calcext:value-type="boolean">
            <text:p>FALSCH</text:p>
          </table:table-cell>
          <table:table-cell table:formula="of:=IF([.J67];[.D67];&quot;&quot;)">
            <text:p/>
          </table:table-cell>
          <table:table-cell table:formula="of:=IF([.J67];[.F67];&quot;&quot;)">
            <text:p/>
          </table:table-cell>
          <table:table-cell table:formula="of:=IF([.J67];[.D67]-[.F67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707.442" calcext:value-type="float">
            <text:p>707.442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68]=&quot;ongoing&quot;;[.H68]=0)" office:value-type="boolean" office:boolean-value="false" calcext:value-type="boolean">
            <text:p>FALSCH</text:p>
          </table:table-cell>
          <table:table-cell table:formula="of:=IF([.J68];[.D68];&quot;&quot;)">
            <text:p/>
          </table:table-cell>
          <table:table-cell table:formula="of:=IF([.J68];[.F68];&quot;&quot;)">
            <text:p/>
          </table:table-cell>
          <table:table-cell table:formula="of:=IF([.J68];[.D68]-[.F68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710.22" calcext:value-type="float">
            <text:p>710.22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4667" calcext:value-type="float">
            <text:p>4667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69]=&quot;ongoing&quot;;[.H69]=0)" office:value-type="boolean" office:boolean-value="false" calcext:value-type="boolean">
            <text:p>FALSCH</text:p>
          </table:table-cell>
          <table:table-cell table:formula="of:=IF([.J69];[.D69];&quot;&quot;)">
            <text:p/>
          </table:table-cell>
          <table:table-cell table:formula="of:=IF([.J69];[.F69];&quot;&quot;)">
            <text:p/>
          </table:table-cell>
          <table:table-cell table:formula="of:=IF([.J69];[.D69]-[.F69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713.238" calcext:value-type="float">
            <text:p>713.238</text:p>
          </table:table-cell>
          <table:table-cell office:value-type="string" calcext:value-type="string">
            <text:p>outage_test_measured_ms</text:p>
          </table:table-cell>
          <table:table-cell office:value-type="float" office:value="5590" calcext:value-type="float">
            <text:p>5590</text:p>
          </table:table-cell>
          <table:table-cell office:value-type="string" calcext:value-type="string">
            <text:p>outage uploaded ms</text:p>
          </table:table-cell>
          <table:table-cell office:value-type="float" office:value="5379" calcext:value-type="float">
            <text:p>5379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70]=&quot;ongoing&quot;;[.H70]=0)" office:value-type="boolean" office:boolean-value="true" calcext:value-type="boolean">
            <text:p>WAHR</text:p>
          </table:table-cell>
          <table:table-cell table:formula="of:=IF([.J70];[.D70];&quot;&quot;)" office:value-type="float" office:value="5590" calcext:value-type="float">
            <text:p>5590</text:p>
          </table:table-cell>
          <table:table-cell table:formula="of:=IF([.J70];[.F70];&quot;&quot;)" office:value-type="float" office:value="5379" calcext:value-type="float">
            <text:p>5379</text:p>
          </table:table-cell>
          <table:table-cell table:formula="of:=IF([.J70];[.D70]-[.F70];&quot;&quot;)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735.276" calcext:value-type="float">
            <text:p>735.276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500" calcext:value-type="float">
            <text:p>1500</text:p>
          </table:table-cell>
          <table:table-cell table:number-columns-repeated="5"/>
          <table:table-cell table:formula="of:=AND([.G71]=&quot;ongoing&quot;;[.H71]=0)" office:value-type="boolean" office:boolean-value="false" calcext:value-type="boolean">
            <text:p>FALSCH</text:p>
          </table:table-cell>
          <table:table-cell table:formula="of:=IF([.J71];[.D71];&quot;&quot;)">
            <text:p/>
          </table:table-cell>
          <table:table-cell table:formula="of:=IF([.J71];[.F71];&quot;&quot;)">
            <text:p/>
          </table:table-cell>
          <table:table-cell table:formula="of:=IF([.J71];[.D71]-[.F71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737.717" calcext:value-type="float">
            <text:p>737.717</text:p>
          </table:table-cell>
          <table:table-cell office:value-type="string" calcext:value-type="string">
            <text:p>outage_test_measured_m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outage uploaded ms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72]=&quot;ongoing&quot;;[.H72]=0)" office:value-type="boolean" office:boolean-value="true" calcext:value-type="boolean">
            <text:p>WAHR</text:p>
          </table:table-cell>
          <table:table-cell table:formula="of:=IF([.J72];[.D72];&quot;&quot;)" office:value-type="float" office:value="1500" calcext:value-type="float">
            <text:p>1500</text:p>
          </table:table-cell>
          <table:table-cell table:formula="of:=IF([.J72];[.F72];&quot;&quot;)" office:value-type="float" office:value="1499" calcext:value-type="float">
            <text:p>1499</text:p>
          </table:table-cell>
          <table:table-cell table:formula="of:=IF([.J72];[.D72]-[.F72]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762.003" calcext:value-type="float">
            <text:p>762.003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table:formula="of:=AND([.G73]=&quot;ongoing&quot;;[.H73]=0)" office:value-type="boolean" office:boolean-value="false" calcext:value-type="boolean">
            <text:p>FALSCH</text:p>
          </table:table-cell>
          <table:table-cell table:formula="of:=IF([.J73];[.D73];&quot;&quot;)">
            <text:p/>
          </table:table-cell>
          <table:table-cell table:formula="of:=IF([.J73];[.F73];&quot;&quot;)">
            <text:p/>
          </table:table-cell>
          <table:table-cell table:formula="of:=IF([.J73];[.D73]-[.F73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765.363" calcext:value-type="float">
            <text:p>765.363</text:p>
          </table:table-cell>
          <table:table-cell office:value-type="string" calcext:value-type="string">
            <text:p>outage_test_measured_m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outage uploaded m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74]=&quot;ongoing&quot;;[.H74]=0)" office:value-type="boolean" office:boolean-value="true" calcext:value-type="boolean">
            <text:p>WAHR</text:p>
          </table:table-cell>
          <table:table-cell table:formula="of:=IF([.J74];[.D74];&quot;&quot;)" office:value-type="float" office:value="2000" calcext:value-type="float">
            <text:p>2000</text:p>
          </table:table-cell>
          <table:table-cell table:formula="of:=IF([.J74];[.F74];&quot;&quot;)" office:value-type="float" office:value="2005" calcext:value-type="float">
            <text:p>2005</text:p>
          </table:table-cell>
          <table:table-cell table:formula="of:=IF([.J74];[.D74]-[.F74];&quot;&quot;)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789.062" calcext:value-type="float">
            <text:p>789.062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AND([.G75]=&quot;ongoing&quot;;[.H75]=0)" office:value-type="boolean" office:boolean-value="false" calcext:value-type="boolean">
            <text:p>FALSCH</text:p>
          </table:table-cell>
          <table:table-cell table:formula="of:=IF([.J75];[.D75];&quot;&quot;)">
            <text:p/>
          </table:table-cell>
          <table:table-cell table:formula="of:=IF([.J75];[.F75];&quot;&quot;)">
            <text:p/>
          </table:table-cell>
          <table:table-cell table:formula="of:=IF([.J75];[.D75]-[.F75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814.128" calcext:value-type="float">
            <text:p>814.128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table:formula="of:=AND([.G76]=&quot;ongoing&quot;;[.H76]=0)" office:value-type="boolean" office:boolean-value="false" calcext:value-type="boolean">
            <text:p>FALSCH</text:p>
          </table:table-cell>
          <table:table-cell table:formula="of:=IF([.J76];[.D76];&quot;&quot;)">
            <text:p/>
          </table:table-cell>
          <table:table-cell table:formula="of:=IF([.J76];[.F76];&quot;&quot;)">
            <text:p/>
          </table:table-cell>
          <table:table-cell table:formula="of:=IF([.J76];[.D76]-[.F76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816.938" calcext:value-type="float">
            <text:p>816.938</text:p>
          </table:table-cell>
          <table:table-cell office:value-type="string" calcext:value-type="string">
            <text:p>outage_test_measured_m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outage uploaded m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77]=&quot;ongoing&quot;;[.H77]=0)" office:value-type="boolean" office:boolean-value="false" calcext:value-type="boolean">
            <text:p>FALSCH</text:p>
          </table:table-cell>
          <table:table-cell table:formula="of:=IF([.J77];[.D77];&quot;&quot;)">
            <text:p/>
          </table:table-cell>
          <table:table-cell table:formula="of:=IF([.J77];[.F77];&quot;&quot;)">
            <text:p/>
          </table:table-cell>
          <table:table-cell table:formula="of:=IF([.J77];[.D77]-[.F77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819.944" calcext:value-type="float">
            <text:p>819.944</text:p>
          </table:table-cell>
          <table:table-cell office:value-type="string" calcext:value-type="string">
            <text:p>outage_test_measured_m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outage uploaded m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78]=&quot;ongoing&quot;;[.H78]=0)" office:value-type="boolean" office:boolean-value="true" calcext:value-type="boolean">
            <text:p>WAHR</text:p>
          </table:table-cell>
          <table:table-cell table:formula="of:=IF([.J78];[.D78];&quot;&quot;)" office:value-type="float" office:value="2007" calcext:value-type="float">
            <text:p>2007</text:p>
          </table:table-cell>
          <table:table-cell table:formula="of:=IF([.J78];[.F78];&quot;&quot;)" office:value-type="float" office:value="2008" calcext:value-type="float">
            <text:p>2008</text:p>
          </table:table-cell>
          <table:table-cell table:formula="of:=IF([.J78];[.D78]-[.F78];&quot;&quot;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841.318" calcext:value-type="float">
            <text:p>841.318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formula="of:=AND([.G79]=&quot;ongoing&quot;;[.H79]=0)" office:value-type="boolean" office:boolean-value="false" calcext:value-type="boolean">
            <text:p>FALSCH</text:p>
          </table:table-cell>
          <table:table-cell table:formula="of:=IF([.J79];[.D79];&quot;&quot;)">
            <text:p/>
          </table:table-cell>
          <table:table-cell table:formula="of:=IF([.J79];[.F79];&quot;&quot;)">
            <text:p/>
          </table:table-cell>
          <table:table-cell table:formula="of:=IF([.J79];[.D79]-[.F79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844.719" calcext:value-type="float">
            <text:p>844.719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80]=&quot;ongoing&quot;;[.H80]=0)" office:value-type="boolean" office:boolean-value="false" calcext:value-type="boolean">
            <text:p>FALSCH</text:p>
          </table:table-cell>
          <table:table-cell table:formula="of:=IF([.J80];[.D80];&quot;&quot;)">
            <text:p/>
          </table:table-cell>
          <table:table-cell table:formula="of:=IF([.J80];[.F80];&quot;&quot;)">
            <text:p/>
          </table:table-cell>
          <table:table-cell table:formula="of:=IF([.J80];[.D80]-[.F80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847.901" calcext:value-type="float">
            <text:p>847.901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81]=&quot;ongoing&quot;;[.H81]=0)" office:value-type="boolean" office:boolean-value="false" calcext:value-type="boolean">
            <text:p>FALSCH</text:p>
          </table:table-cell>
          <table:table-cell table:formula="of:=IF([.J81];[.D81];&quot;&quot;)">
            <text:p/>
          </table:table-cell>
          <table:table-cell table:formula="of:=IF([.J81];[.F81];&quot;&quot;)">
            <text:p/>
          </table:table-cell>
          <table:table-cell table:formula="of:=IF([.J81];[.D81]-[.F81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851.023" calcext:value-type="float">
            <text:p>851.023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8334" calcext:value-type="float">
            <text:p>8334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82]=&quot;ongoing&quot;;[.H82]=0)" office:value-type="boolean" office:boolean-value="false" calcext:value-type="boolean">
            <text:p>FALSCH</text:p>
          </table:table-cell>
          <table:table-cell table:formula="of:=IF([.J82];[.D82];&quot;&quot;)">
            <text:p/>
          </table:table-cell>
          <table:table-cell table:formula="of:=IF([.J82];[.F82];&quot;&quot;)">
            <text:p/>
          </table:table-cell>
          <table:table-cell table:formula="of:=IF([.J82];[.D82]-[.F82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854.043" calcext:value-type="float">
            <text:p>854.043</text:p>
          </table:table-cell>
          <table:table-cell office:value-type="string" calcext:value-type="string">
            <text:p>outage_test_measured_m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utage uploaded ms</text:p>
          </table:table-cell>
          <table:table-cell office:value-type="float" office:value="9669" calcext:value-type="float">
            <text:p>9669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83]=&quot;ongoing&quot;;[.H83]=0)" office:value-type="boolean" office:boolean-value="true" calcext:value-type="boolean">
            <text:p>WAHR</text:p>
          </table:table-cell>
          <table:table-cell table:formula="of:=IF([.J83];[.D83];&quot;&quot;)" office:value-type="float" office:value="10000" calcext:value-type="float">
            <text:p>10000</text:p>
          </table:table-cell>
          <table:table-cell table:formula="of:=IF([.J83];[.F83];&quot;&quot;)" office:value-type="float" office:value="9669" calcext:value-type="float">
            <text:p>9669</text:p>
          </table:table-cell>
          <table:table-cell table:formula="of:=IF([.J83];[.D83]-[.F83];&quot;&quot;)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876.368" calcext:value-type="float">
            <text:p>876.368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table:formula="of:=AND([.G84]=&quot;ongoing&quot;;[.H84]=0)" office:value-type="boolean" office:boolean-value="false" calcext:value-type="boolean">
            <text:p>FALSCH</text:p>
          </table:table-cell>
          <table:table-cell table:formula="of:=IF([.J84];[.D84];&quot;&quot;)">
            <text:p/>
          </table:table-cell>
          <table:table-cell table:formula="of:=IF([.J84];[.F84];&quot;&quot;)">
            <text:p/>
          </table:table-cell>
          <table:table-cell table:formula="of:=IF([.J84];[.D84]-[.F84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901.439" calcext:value-type="float">
            <text:p>901.439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300" calcext:value-type="float">
            <text:p>300</text:p>
          </table:table-cell>
          <table:table-cell table:number-columns-repeated="5"/>
          <table:table-cell table:formula="of:=AND([.G85]=&quot;ongoing&quot;;[.H85]=0)" office:value-type="boolean" office:boolean-value="false" calcext:value-type="boolean">
            <text:p>FALSCH</text:p>
          </table:table-cell>
          <table:table-cell table:formula="of:=IF([.J85];[.D85];&quot;&quot;)">
            <text:p/>
          </table:table-cell>
          <table:table-cell table:formula="of:=IF([.J85];[.F85];&quot;&quot;)">
            <text:p/>
          </table:table-cell>
          <table:table-cell table:formula="of:=IF([.J85];[.D85]-[.F85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902.915" calcext:value-type="float">
            <text:p>902.915</text:p>
          </table:table-cell>
          <table:table-cell office:value-type="string" calcext:value-type="string">
            <text:p>outage_test_measured_m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outage uploaded m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86]=&quot;ongoing&quot;;[.H86]=0)" office:value-type="boolean" office:boolean-value="true" calcext:value-type="boolean">
            <text:p>WAHR</text:p>
          </table:table-cell>
          <table:table-cell table:formula="of:=IF([.J86];[.D86];&quot;&quot;)" office:value-type="float" office:value="301" calcext:value-type="float">
            <text:p>301</text:p>
          </table:table-cell>
          <table:table-cell table:formula="of:=IF([.J86];[.F86];&quot;&quot;)" office:value-type="float" office:value="299" calcext:value-type="float">
            <text:p>299</text:p>
          </table:table-cell>
          <table:table-cell table:formula="of:=IF([.J86];[.D86]-[.F86];&quot;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926.796" calcext:value-type="float">
            <text:p>926.796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300" calcext:value-type="float">
            <text:p>300</text:p>
          </table:table-cell>
          <table:table-cell table:number-columns-repeated="5"/>
          <table:table-cell table:formula="of:=AND([.G87]=&quot;ongoing&quot;;[.H87]=0)" office:value-type="boolean" office:boolean-value="false" calcext:value-type="boolean">
            <text:p>FALSCH</text:p>
          </table:table-cell>
          <table:table-cell table:formula="of:=IF([.J87];[.D87];&quot;&quot;)">
            <text:p/>
          </table:table-cell>
          <table:table-cell table:formula="of:=IF([.J87];[.F87];&quot;&quot;)">
            <text:p/>
          </table:table-cell>
          <table:table-cell table:formula="of:=IF([.J87];[.D87]-[.F87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928.458" calcext:value-type="float">
            <text:p>928.458</text:p>
          </table:table-cell>
          <table:table-cell office:value-type="string" calcext:value-type="string">
            <text:p>outage_test_measured_m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outage uploaded m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88]=&quot;ongoing&quot;;[.H88]=0)" office:value-type="boolean" office:boolean-value="true" calcext:value-type="boolean">
            <text:p>WAHR</text:p>
          </table:table-cell>
          <table:table-cell table:formula="of:=IF([.J88];[.D88];&quot;&quot;)" office:value-type="float" office:value="388" calcext:value-type="float">
            <text:p>388</text:p>
          </table:table-cell>
          <table:table-cell table:formula="of:=IF([.J88];[.F88];&quot;&quot;)" office:value-type="float" office:value="389" calcext:value-type="float">
            <text:p>389</text:p>
          </table:table-cell>
          <table:table-cell table:formula="of:=IF([.J88];[.D88]-[.F88];&quot;&quot;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952.24" calcext:value-type="float">
            <text:p>952.24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formula="of:=AND([.G89]=&quot;ongoing&quot;;[.H89]=0)" office:value-type="boolean" office:boolean-value="false" calcext:value-type="boolean">
            <text:p>FALSCH</text:p>
          </table:table-cell>
          <table:table-cell table:formula="of:=IF([.J89];[.D89];&quot;&quot;)">
            <text:p/>
          </table:table-cell>
          <table:table-cell table:formula="of:=IF([.J89];[.F89];&quot;&quot;)">
            <text:p/>
          </table:table-cell>
          <table:table-cell table:formula="of:=IF([.J89];[.D89]-[.F89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958.558" calcext:value-type="float">
            <text:p>958.558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90]=&quot;ongoing&quot;;[.H90]=0)" office:value-type="boolean" office:boolean-value="false" calcext:value-type="boolean">
            <text:p>FALSCH</text:p>
          </table:table-cell>
          <table:table-cell table:formula="of:=IF([.J90];[.D90];&quot;&quot;)">
            <text:p/>
          </table:table-cell>
          <table:table-cell table:formula="of:=IF([.J90];[.F90];&quot;&quot;)">
            <text:p/>
          </table:table-cell>
          <table:table-cell table:formula="of:=IF([.J90];[.D90]-[.F90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961.586" calcext:value-type="float">
            <text:p>961.586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8172" calcext:value-type="float">
            <text:p>8172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91]=&quot;ongoing&quot;;[.H91]=0)" office:value-type="boolean" office:boolean-value="false" calcext:value-type="boolean">
            <text:p>FALSCH</text:p>
          </table:table-cell>
          <table:table-cell table:formula="of:=IF([.J91];[.D91];&quot;&quot;)">
            <text:p/>
          </table:table-cell>
          <table:table-cell table:formula="of:=IF([.J91];[.F91];&quot;&quot;)">
            <text:p/>
          </table:table-cell>
          <table:table-cell table:formula="of:=IF([.J91];[.D91]-[.F91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964.594" calcext:value-type="float">
            <text:p>964.594</text:p>
          </table:table-cell>
          <table:table-cell office:value-type="string" calcext:value-type="string">
            <text:p>outage_test_measured_m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outage uploaded ms</text:p>
          </table:table-cell>
          <table:table-cell office:value-type="float" office:value="9799" calcext:value-type="float">
            <text:p>9799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92]=&quot;ongoing&quot;;[.H92]=0)" office:value-type="boolean" office:boolean-value="true" calcext:value-type="boolean">
            <text:p>WAHR</text:p>
          </table:table-cell>
          <table:table-cell table:formula="of:=IF([.J92];[.D92];&quot;&quot;)" office:value-type="float" office:value="10001" calcext:value-type="float">
            <text:p>10001</text:p>
          </table:table-cell>
          <table:table-cell table:formula="of:=IF([.J92];[.F92];&quot;&quot;)" office:value-type="float" office:value="9799" calcext:value-type="float">
            <text:p>9799</text:p>
          </table:table-cell>
          <table:table-cell table:formula="of:=IF([.J92];[.D92]-[.F92];&quot;&quot;)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987.309" calcext:value-type="float">
            <text:p>987.309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200" calcext:value-type="float">
            <text:p>2200</text:p>
          </table:table-cell>
          <table:table-cell table:number-columns-repeated="5"/>
          <table:table-cell table:formula="of:=AND([.G93]=&quot;ongoing&quot;;[.H93]=0)" office:value-type="boolean" office:boolean-value="false" calcext:value-type="boolean">
            <text:p>FALSCH</text:p>
          </table:table-cell>
          <table:table-cell table:formula="of:=IF([.J93];[.D93];&quot;&quot;)">
            <text:p/>
          </table:table-cell>
          <table:table-cell table:formula="of:=IF([.J93];[.F93];&quot;&quot;)">
            <text:p/>
          </table:table-cell>
          <table:table-cell table:formula="of:=IF([.J93];[.D93]-[.F93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990.157" calcext:value-type="float">
            <text:p>990.157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94]=&quot;ongoing&quot;;[.H94]=0)" office:value-type="boolean" office:boolean-value="false" calcext:value-type="boolean">
            <text:p>FALSCH</text:p>
          </table:table-cell>
          <table:table-cell table:formula="of:=IF([.J94];[.D94];&quot;&quot;)">
            <text:p/>
          </table:table-cell>
          <table:table-cell table:formula="of:=IF([.J94];[.F94];&quot;&quot;)">
            <text:p/>
          </table:table-cell>
          <table:table-cell table:formula="of:=IF([.J94];[.D94]-[.F94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993.174" calcext:value-type="float">
            <text:p>993.174</text:p>
          </table:table-cell>
          <table:table-cell office:value-type="string" calcext:value-type="string">
            <text:p>outage_test_measured_ms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outage uploaded ms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95]=&quot;ongoing&quot;;[.H95]=0)" office:value-type="boolean" office:boolean-value="true" calcext:value-type="boolean">
            <text:p>WAHR</text:p>
          </table:table-cell>
          <table:table-cell table:formula="of:=IF([.J95];[.D95];&quot;&quot;)" office:value-type="float" office:value="2851" calcext:value-type="float">
            <text:p>2851</text:p>
          </table:table-cell>
          <table:table-cell table:formula="of:=IF([.J95];[.F95];&quot;&quot;)" office:value-type="float" office:value="2745" calcext:value-type="float">
            <text:p>2745</text:p>
          </table:table-cell>
          <table:table-cell table:formula="of:=IF([.J95];[.D95]-[.F95];&quot;&quot;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015.222" calcext:value-type="float">
            <text:p>1015.222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formula="of:=AND([.G96]=&quot;ongoing&quot;;[.H96]=0)" office:value-type="boolean" office:boolean-value="false" calcext:value-type="boolean">
            <text:p>FALSCH</text:p>
          </table:table-cell>
          <table:table-cell table:formula="of:=IF([.J96];[.D96];&quot;&quot;)">
            <text:p/>
          </table:table-cell>
          <table:table-cell table:formula="of:=IF([.J96];[.F96];&quot;&quot;)">
            <text:p/>
          </table:table-cell>
          <table:table-cell table:formula="of:=IF([.J96];[.D96]-[.F96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016.493" calcext:value-type="float">
            <text:p>1016.493</text:p>
          </table:table-cell>
          <table:table-cell office:value-type="string" calcext:value-type="string">
            <text:p>outage_test_measured_m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utage uploaded m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97]=&quot;ongoing&quot;;[.H97]=0)" office:value-type="boolean" office:boolean-value="true" calcext:value-type="boolean">
            <text:p>WAHR</text:p>
          </table:table-cell>
          <table:table-cell table:formula="of:=IF([.J97];[.D97];&quot;&quot;)" office:value-type="float" office:value="100" calcext:value-type="float">
            <text:p>100</text:p>
          </table:table-cell>
          <table:table-cell table:formula="of:=IF([.J97];[.F97];&quot;&quot;)" office:value-type="float" office:value="100" calcext:value-type="float">
            <text:p>100</text:p>
          </table:table-cell>
          <table:table-cell table:formula="of:=IF([.J97];[.D97]-[.F97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040.383" calcext:value-type="float">
            <text:p>1040.383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500" calcext:value-type="float">
            <text:p>500</text:p>
          </table:table-cell>
          <table:table-cell table:number-columns-repeated="5"/>
          <table:table-cell table:formula="of:=AND([.G98]=&quot;ongoing&quot;;[.H98]=0)" office:value-type="boolean" office:boolean-value="false" calcext:value-type="boolean">
            <text:p>FALSCH</text:p>
          </table:table-cell>
          <table:table-cell table:formula="of:=IF([.J98];[.D98];&quot;&quot;)">
            <text:p/>
          </table:table-cell>
          <table:table-cell table:formula="of:=IF([.J98];[.F98];&quot;&quot;)">
            <text:p/>
          </table:table-cell>
          <table:table-cell table:formula="of:=IF([.J98];[.D98]-[.F98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042.452" calcext:value-type="float">
            <text:p>1042.452</text:p>
          </table:table-cell>
          <table:table-cell office:value-type="string" calcext:value-type="string">
            <text:p>outage_test_measured_m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utage uploaded m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99]=&quot;ongoing&quot;;[.H99]=0)" office:value-type="boolean" office:boolean-value="true" calcext:value-type="boolean">
            <text:p>WAHR</text:p>
          </table:table-cell>
          <table:table-cell table:formula="of:=IF([.J99];[.D99];&quot;&quot;)" office:value-type="float" office:value="500" calcext:value-type="float">
            <text:p>500</text:p>
          </table:table-cell>
          <table:table-cell table:formula="of:=IF([.J99];[.F99];&quot;&quot;)" office:value-type="float" office:value="505" calcext:value-type="float">
            <text:p>505</text:p>
          </table:table-cell>
          <table:table-cell table:formula="of:=IF([.J99];[.D99]-[.F99];&quot;&quot;)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065.946" calcext:value-type="float">
            <text:p>1065.946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formula="of:=AND([.G100]=&quot;ongoing&quot;;[.H100]=0)" office:value-type="boolean" office:boolean-value="false" calcext:value-type="boolean">
            <text:p>FALSCH</text:p>
          </table:table-cell>
          <table:table-cell table:formula="of:=IF([.J100];[.D100];&quot;&quot;)">
            <text:p/>
          </table:table-cell>
          <table:table-cell table:formula="of:=IF([.J100];[.F100];&quot;&quot;)">
            <text:p/>
          </table:table-cell>
          <table:table-cell table:formula="of:=IF([.J100];[.D100]-[.F100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067.237" calcext:value-type="float">
            <text:p>1067.237</text:p>
          </table:table-cell>
          <table:table-cell office:value-type="string" calcext:value-type="string">
            <text:p>outage_test_measured_m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utage uploaded m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101]=&quot;ongoing&quot;;[.H101]=0)" office:value-type="boolean" office:boolean-value="true" calcext:value-type="boolean">
            <text:p>WAHR</text:p>
          </table:table-cell>
          <table:table-cell table:formula="of:=IF([.J101];[.D101];&quot;&quot;)" office:value-type="float" office:value="100" calcext:value-type="float">
            <text:p>100</text:p>
          </table:table-cell>
          <table:table-cell table:formula="of:=IF([.J101];[.F101];&quot;&quot;)" office:value-type="float" office:value="99" calcext:value-type="float">
            <text:p>99</text:p>
          </table:table-cell>
          <table:table-cell table:formula="of:=IF([.J101];[.D101]-[.F101]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091.138" calcext:value-type="float">
            <text:p>1091.138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table:formula="of:=AND([.G102]=&quot;ongoing&quot;;[.H102]=0)" office:value-type="boolean" office:boolean-value="false" calcext:value-type="boolean">
            <text:p>FALSCH</text:p>
          </table:table-cell>
          <table:table-cell table:formula="of:=IF([.J102];[.D102];&quot;&quot;)">
            <text:p/>
          </table:table-cell>
          <table:table-cell table:formula="of:=IF([.J102];[.F102];&quot;&quot;)">
            <text:p/>
          </table:table-cell>
          <table:table-cell table:formula="of:=IF([.J102];[.D102]-[.F102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116.195" calcext:value-type="float">
            <text:p>1116.195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3000" calcext:value-type="float">
            <text:p>3000</text:p>
          </table:table-cell>
          <table:table-cell table:number-columns-repeated="5"/>
          <table:table-cell table:formula="of:=AND([.G103]=&quot;ongoing&quot;;[.H103]=0)" office:value-type="boolean" office:boolean-value="false" calcext:value-type="boolean">
            <text:p>FALSCH</text:p>
          </table:table-cell>
          <table:table-cell table:formula="of:=IF([.J103];[.D103];&quot;&quot;)">
            <text:p/>
          </table:table-cell>
          <table:table-cell table:formula="of:=IF([.J103];[.F103];&quot;&quot;)">
            <text:p/>
          </table:table-cell>
          <table:table-cell table:formula="of:=IF([.J103];[.D103]-[.F103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119.059" calcext:value-type="float">
            <text:p>1119.059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104]=&quot;ongoing&quot;;[.H104]=0)" office:value-type="boolean" office:boolean-value="false" calcext:value-type="boolean">
            <text:p>FALSCH</text:p>
          </table:table-cell>
          <table:table-cell table:formula="of:=IF([.J104];[.D104];&quot;&quot;)">
            <text:p/>
          </table:table-cell>
          <table:table-cell table:formula="of:=IF([.J104];[.F104];&quot;&quot;)">
            <text:p/>
          </table:table-cell>
          <table:table-cell table:formula="of:=IF([.J104];[.D104]-[.F104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122.086" calcext:value-type="float">
            <text:p>1122.086</text:p>
          </table:table-cell>
          <table:table-cell office:value-type="string" calcext:value-type="string">
            <text:p>outage_test_measured_ms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outage uploaded ms</text:p>
          </table:table-cell>
          <table:table-cell office:value-type="float" office:value="2969" calcext:value-type="float">
            <text:p>2969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105]=&quot;ongoing&quot;;[.H105]=0)" office:value-type="boolean" office:boolean-value="true" calcext:value-type="boolean">
            <text:p>WAHR</text:p>
          </table:table-cell>
          <table:table-cell table:formula="of:=IF([.J105];[.D105];&quot;&quot;)" office:value-type="float" office:value="3069" calcext:value-type="float">
            <text:p>3069</text:p>
          </table:table-cell>
          <table:table-cell table:formula="of:=IF([.J105];[.F105];&quot;&quot;)" office:value-type="float" office:value="2969" calcext:value-type="float">
            <text:p>2969</text:p>
          </table:table-cell>
          <table:table-cell table:formula="of:=IF([.J105];[.D105]-[.F105];&quot;&quot;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144.309" calcext:value-type="float">
            <text:p>1144.309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formula="of:=AND([.G106]=&quot;ongoing&quot;;[.H106]=0)" office:value-type="boolean" office:boolean-value="false" calcext:value-type="boolean">
            <text:p>FALSCH</text:p>
          </table:table-cell>
          <table:table-cell table:formula="of:=IF([.J106];[.D106];&quot;&quot;)">
            <text:p/>
          </table:table-cell>
          <table:table-cell table:formula="of:=IF([.J106];[.F106];&quot;&quot;)">
            <text:p/>
          </table:table-cell>
          <table:table-cell table:formula="of:=IF([.J106];[.D106]-[.F106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169.361" calcext:value-type="float">
            <text:p>1169.361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formula="of:=AND([.G107]=&quot;ongoing&quot;;[.H107]=0)" office:value-type="boolean" office:boolean-value="false" calcext:value-type="boolean">
            <text:p>FALSCH</text:p>
          </table:table-cell>
          <table:table-cell table:formula="of:=IF([.J107];[.D107];&quot;&quot;)">
            <text:p/>
          </table:table-cell>
          <table:table-cell table:formula="of:=IF([.J107];[.F107];&quot;&quot;)">
            <text:p/>
          </table:table-cell>
          <table:table-cell table:formula="of:=IF([.J107];[.D107]-[.F107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172.275" calcext:value-type="float">
            <text:p>1172.275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108]=&quot;ongoing&quot;;[.H108]=0)" office:value-type="boolean" office:boolean-value="false" calcext:value-type="boolean">
            <text:p>FALSCH</text:p>
          </table:table-cell>
          <table:table-cell table:formula="of:=IF([.J108];[.D108];&quot;&quot;)">
            <text:p/>
          </table:table-cell>
          <table:table-cell table:formula="of:=IF([.J108];[.F108];&quot;&quot;)">
            <text:p/>
          </table:table-cell>
          <table:table-cell table:formula="of:=IF([.J108];[.D108]-[.F108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175.118" calcext:value-type="float">
            <text:p>1175.118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4804" calcext:value-type="float">
            <text:p>4804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109]=&quot;ongoing&quot;;[.H109]=0)" office:value-type="boolean" office:boolean-value="false" calcext:value-type="boolean">
            <text:p>FALSCH</text:p>
          </table:table-cell>
          <table:table-cell table:formula="of:=IF([.J109];[.D109];&quot;&quot;)">
            <text:p/>
          </table:table-cell>
          <table:table-cell table:formula="of:=IF([.J109];[.F109];&quot;&quot;)">
            <text:p/>
          </table:table-cell>
          <table:table-cell table:formula="of:=IF([.J109];[.D109]-[.F109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177.955" calcext:value-type="float">
            <text:p>1177.955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7517" calcext:value-type="float">
            <text:p>7517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110]=&quot;ongoing&quot;;[.H110]=0)" office:value-type="boolean" office:boolean-value="false" calcext:value-type="boolean">
            <text:p>FALSCH</text:p>
          </table:table-cell>
          <table:table-cell table:formula="of:=IF([.J110];[.D110];&quot;&quot;)">
            <text:p/>
          </table:table-cell>
          <table:table-cell table:formula="of:=IF([.J110];[.F110];&quot;&quot;)">
            <text:p/>
          </table:table-cell>
          <table:table-cell table:formula="of:=IF([.J110];[.D110]-[.F110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180.994" calcext:value-type="float">
            <text:p>1180.994</text:p>
          </table:table-cell>
          <table:table-cell office:value-type="string" calcext:value-type="string">
            <text:p>outage_test_measured_m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utage uploaded ms</text:p>
          </table:table-cell>
          <table:table-cell office:value-type="float" office:value="9689" calcext:value-type="float">
            <text:p>9689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111]=&quot;ongoing&quot;;[.H111]=0)" office:value-type="boolean" office:boolean-value="true" calcext:value-type="boolean">
            <text:p>WAHR</text:p>
          </table:table-cell>
          <table:table-cell table:formula="of:=IF([.J111];[.D111];&quot;&quot;)" office:value-type="float" office:value="10000" calcext:value-type="float">
            <text:p>10000</text:p>
          </table:table-cell>
          <table:table-cell table:formula="of:=IF([.J111];[.F111];&quot;&quot;)" office:value-type="float" office:value="9689" calcext:value-type="float">
            <text:p>9689</text:p>
          </table:table-cell>
          <table:table-cell table:formula="of:=IF([.J111];[.D111]-[.F111];&quot;&quot;)"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204.399" calcext:value-type="float">
            <text:p>1204.399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8000" calcext:value-type="float">
            <text:p>8000</text:p>
          </table:table-cell>
          <table:table-cell table:number-columns-repeated="5"/>
          <table:table-cell table:formula="of:=AND([.G112]=&quot;ongoing&quot;;[.H112]=0)" office:value-type="boolean" office:boolean-value="false" calcext:value-type="boolean">
            <text:p>FALSCH</text:p>
          </table:table-cell>
          <table:table-cell table:formula="of:=IF([.J112];[.D112];&quot;&quot;)">
            <text:p/>
          </table:table-cell>
          <table:table-cell table:formula="of:=IF([.J112];[.F112];&quot;&quot;)">
            <text:p/>
          </table:table-cell>
          <table:table-cell table:formula="of:=IF([.J112];[.D112]-[.F112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210.74" calcext:value-type="float">
            <text:p>1210.74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113]=&quot;ongoing&quot;;[.H113]=0)" office:value-type="boolean" office:boolean-value="false" calcext:value-type="boolean">
            <text:p>FALSCH</text:p>
          </table:table-cell>
          <table:table-cell table:formula="of:=IF([.J113];[.D113];&quot;&quot;)">
            <text:p/>
          </table:table-cell>
          <table:table-cell table:formula="of:=IF([.J113];[.F113];&quot;&quot;)">
            <text:p/>
          </table:table-cell>
          <table:table-cell table:formula="of:=IF([.J113];[.D113]-[.F113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213.714" calcext:value-type="float">
            <text:p>1213.714</text:p>
          </table:table-cell>
          <table:table-cell office:value-type="string" calcext:value-type="string">
            <text:p>outage_test_measured_ms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outage uploaded ms</text:p>
          </table:table-cell>
          <table:table-cell office:value-type="float" office:value="7886" calcext:value-type="float">
            <text:p>7886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114]=&quot;ongoing&quot;;[.H114]=0)" office:value-type="boolean" office:boolean-value="true" calcext:value-type="boolean">
            <text:p>WAHR</text:p>
          </table:table-cell>
          <table:table-cell table:formula="of:=IF([.J114];[.D114];&quot;&quot;)" office:value-type="float" office:value="8001" calcext:value-type="float">
            <text:p>8001</text:p>
          </table:table-cell>
          <table:table-cell table:formula="of:=IF([.J114];[.F114];&quot;&quot;)" office:value-type="float" office:value="7886" calcext:value-type="float">
            <text:p>7886</text:p>
          </table:table-cell>
          <table:table-cell table:formula="of:=IF([.J114];[.D114]-[.F114];&quot;&quot;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237.444" calcext:value-type="float">
            <text:p>1237.444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formula="of:=AND([.G115]=&quot;ongoing&quot;;[.H115]=0)" office:value-type="boolean" office:boolean-value="false" calcext:value-type="boolean">
            <text:p>FALSCH</text:p>
          </table:table-cell>
          <table:table-cell table:formula="of:=IF([.J115];[.D115];&quot;&quot;)">
            <text:p/>
          </table:table-cell>
          <table:table-cell table:formula="of:=IF([.J115];[.F115];&quot;&quot;)">
            <text:p/>
          </table:table-cell>
          <table:table-cell table:formula="of:=IF([.J115];[.D115]-[.F115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240.844" calcext:value-type="float">
            <text:p>1240.844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116]=&quot;ongoing&quot;;[.H116]=0)" office:value-type="boolean" office:boolean-value="false" calcext:value-type="boolean">
            <text:p>FALSCH</text:p>
          </table:table-cell>
          <table:table-cell table:formula="of:=IF([.J116];[.D116];&quot;&quot;)">
            <text:p/>
          </table:table-cell>
          <table:table-cell table:formula="of:=IF([.J116];[.F116];&quot;&quot;)">
            <text:p/>
          </table:table-cell>
          <table:table-cell table:formula="of:=IF([.J116];[.D116]-[.F116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243.664" calcext:value-type="float">
            <text:p>1243.664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117]=&quot;ongoing&quot;;[.H117]=0)" office:value-type="boolean" office:boolean-value="false" calcext:value-type="boolean">
            <text:p>FALSCH</text:p>
          </table:table-cell>
          <table:table-cell table:formula="of:=IF([.J117];[.D117];&quot;&quot;)">
            <text:p/>
          </table:table-cell>
          <table:table-cell table:formula="of:=IF([.J117];[.F117];&quot;&quot;)">
            <text:p/>
          </table:table-cell>
          <table:table-cell table:formula="of:=IF([.J117];[.D117]-[.F117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246.461" calcext:value-type="float">
            <text:p>1246.461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7965" calcext:value-type="float">
            <text:p>7965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118]=&quot;ongoing&quot;;[.H118]=0)" office:value-type="boolean" office:boolean-value="false" calcext:value-type="boolean">
            <text:p>FALSCH</text:p>
          </table:table-cell>
          <table:table-cell table:formula="of:=IF([.J118];[.D118];&quot;&quot;)">
            <text:p/>
          </table:table-cell>
          <table:table-cell table:formula="of:=IF([.J118];[.F118];&quot;&quot;)">
            <text:p/>
          </table:table-cell>
          <table:table-cell table:formula="of:=IF([.J118];[.D118]-[.F118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249.488" calcext:value-type="float">
            <text:p>1249.488</text:p>
          </table:table-cell>
          <table:table-cell office:value-type="string" calcext:value-type="string">
            <text:p>outage_test_measured_m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utage uploaded ms</text:p>
          </table:table-cell>
          <table:table-cell office:value-type="float" office:value="9634" calcext:value-type="float">
            <text:p>9634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119]=&quot;ongoing&quot;;[.H119]=0)" office:value-type="boolean" office:boolean-value="true" calcext:value-type="boolean">
            <text:p>WAHR</text:p>
          </table:table-cell>
          <table:table-cell table:formula="of:=IF([.J119];[.D119];&quot;&quot;)" office:value-type="float" office:value="10000" calcext:value-type="float">
            <text:p>10000</text:p>
          </table:table-cell>
          <table:table-cell table:formula="of:=IF([.J119];[.F119];&quot;&quot;)" office:value-type="float" office:value="9634" calcext:value-type="float">
            <text:p>9634</text:p>
          </table:table-cell>
          <table:table-cell table:formula="of:=IF([.J119];[.D119]-[.F119];&quot;&quot;)"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272.524" calcext:value-type="float">
            <text:p>1272.524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AND([.G120]=&quot;ongoing&quot;;[.H120]=0)" office:value-type="boolean" office:boolean-value="false" calcext:value-type="boolean">
            <text:p>FALSCH</text:p>
          </table:table-cell>
          <table:table-cell table:formula="of:=IF([.J120];[.D120];&quot;&quot;)">
            <text:p/>
          </table:table-cell>
          <table:table-cell table:formula="of:=IF([.J120];[.F120];&quot;&quot;)">
            <text:p/>
          </table:table-cell>
          <table:table-cell table:formula="of:=IF([.J120];[.D120]-[.F120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297.72" calcext:value-type="float">
            <text:p>1297.72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formula="of:=AND([.G121]=&quot;ongoing&quot;;[.H121]=0)" office:value-type="boolean" office:boolean-value="false" calcext:value-type="boolean">
            <text:p>FALSCH</text:p>
          </table:table-cell>
          <table:table-cell table:formula="of:=IF([.J121];[.D121];&quot;&quot;)">
            <text:p/>
          </table:table-cell>
          <table:table-cell table:formula="of:=IF([.J121];[.F121];&quot;&quot;)">
            <text:p/>
          </table:table-cell>
          <table:table-cell table:formula="of:=IF([.J121];[.D121]-[.F121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322.919" calcext:value-type="float">
            <text:p>1322.919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200" calcext:value-type="float">
            <text:p>2200</text:p>
          </table:table-cell>
          <table:table-cell table:number-columns-repeated="5"/>
          <table:table-cell table:formula="of:=AND([.G122]=&quot;ongoing&quot;;[.H122]=0)" office:value-type="boolean" office:boolean-value="false" calcext:value-type="boolean">
            <text:p>FALSCH</text:p>
          </table:table-cell>
          <table:table-cell table:formula="of:=IF([.J122];[.D122];&quot;&quot;)">
            <text:p/>
          </table:table-cell>
          <table:table-cell table:formula="of:=IF([.J122];[.F122];&quot;&quot;)">
            <text:p/>
          </table:table-cell>
          <table:table-cell table:formula="of:=IF([.J122];[.D122]-[.F122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325.764" calcext:value-type="float">
            <text:p>1325.764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123]=&quot;ongoing&quot;;[.H123]=0)" office:value-type="boolean" office:boolean-value="false" calcext:value-type="boolean">
            <text:p>FALSCH</text:p>
          </table:table-cell>
          <table:table-cell table:formula="of:=IF([.J123];[.D123];&quot;&quot;)">
            <text:p/>
          </table:table-cell>
          <table:table-cell table:formula="of:=IF([.J123];[.F123];&quot;&quot;)">
            <text:p/>
          </table:table-cell>
          <table:table-cell table:formula="of:=IF([.J123];[.D123]-[.F123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328.716" calcext:value-type="float">
            <text:p>1328.716</text:p>
          </table:table-cell>
          <table:table-cell office:value-type="string" calcext:value-type="string">
            <text:p>outage_test_measured_ms</text:p>
          </table:table-cell>
          <table:table-cell office:value-type="float" office:value="2843" calcext:value-type="float">
            <text:p>2843</text:p>
          </table:table-cell>
          <table:table-cell office:value-type="string" calcext:value-type="string">
            <text:p>outage uploaded ms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124]=&quot;ongoing&quot;;[.H124]=0)" office:value-type="boolean" office:boolean-value="true" calcext:value-type="boolean">
            <text:p>WAHR</text:p>
          </table:table-cell>
          <table:table-cell table:formula="of:=IF([.J124];[.D124];&quot;&quot;)" office:value-type="float" office:value="2843" calcext:value-type="float">
            <text:p>2843</text:p>
          </table:table-cell>
          <table:table-cell table:formula="of:=IF([.J124];[.F124];&quot;&quot;)" office:value-type="float" office:value="2744" calcext:value-type="float">
            <text:p>2744</text:p>
          </table:table-cell>
          <table:table-cell table:formula="of:=IF([.J124];[.D124]-[.F124];&quot;&quot;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350.81" calcext:value-type="float">
            <text:p>1350.81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table:formula="of:=AND([.G125]=&quot;ongoing&quot;;[.H125]=0)" office:value-type="boolean" office:boolean-value="false" calcext:value-type="boolean">
            <text:p>FALSCH</text:p>
          </table:table-cell>
          <table:table-cell table:formula="of:=IF([.J125];[.D125];&quot;&quot;)">
            <text:p/>
          </table:table-cell>
          <table:table-cell table:formula="of:=IF([.J125];[.F125];&quot;&quot;)">
            <text:p/>
          </table:table-cell>
          <table:table-cell table:formula="of:=IF([.J125];[.D125]-[.F125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352.677" calcext:value-type="float">
            <text:p>1352.677</text:p>
          </table:table-cell>
          <table:table-cell office:value-type="string" calcext:value-type="string">
            <text:p>outage_test_measured_m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outage uploaded m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126]=&quot;ongoing&quot;;[.H126]=0)" office:value-type="boolean" office:boolean-value="true" calcext:value-type="boolean">
            <text:p>WAHR</text:p>
          </table:table-cell>
          <table:table-cell table:formula="of:=IF([.J126];[.D126];&quot;&quot;)" office:value-type="float" office:value="1001" calcext:value-type="float">
            <text:p>1001</text:p>
          </table:table-cell>
          <table:table-cell table:formula="of:=IF([.J126];[.F126];&quot;&quot;)" office:value-type="float" office:value="998" calcext:value-type="float">
            <text:p>998</text:p>
          </table:table-cell>
          <table:table-cell table:formula="of:=IF([.J126];[.D126]-[.F126];&quot;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376.93" calcext:value-type="float">
            <text:p>1376.93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AND([.G127]=&quot;ongoing&quot;;[.H127]=0)" office:value-type="boolean" office:boolean-value="false" calcext:value-type="boolean">
            <text:p>FALSCH</text:p>
          </table:table-cell>
          <table:table-cell table:formula="of:=IF([.J127];[.D127];&quot;&quot;)">
            <text:p/>
          </table:table-cell>
          <table:table-cell table:formula="of:=IF([.J127];[.F127];&quot;&quot;)">
            <text:p/>
          </table:table-cell>
          <table:table-cell table:formula="of:=IF([.J127];[.D127]-[.F127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402.14" calcext:value-type="float">
            <text:p>1402.14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formula="of:=AND([.G128]=&quot;ongoing&quot;;[.H128]=0)" office:value-type="boolean" office:boolean-value="false" calcext:value-type="boolean">
            <text:p>FALSCH</text:p>
          </table:table-cell>
          <table:table-cell table:formula="of:=IF([.J128];[.D128];&quot;&quot;)">
            <text:p/>
          </table:table-cell>
          <table:table-cell table:formula="of:=IF([.J128];[.F128];&quot;&quot;)">
            <text:p/>
          </table:table-cell>
          <table:table-cell table:formula="of:=IF([.J128];[.D128]-[.F128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427.339" calcext:value-type="float">
            <text:p>1427.339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formula="of:=AND([.G129]=&quot;ongoing&quot;;[.H129]=0)" office:value-type="boolean" office:boolean-value="false" calcext:value-type="boolean">
            <text:p>FALSCH</text:p>
          </table:table-cell>
          <table:table-cell table:formula="of:=IF([.J129];[.D129];&quot;&quot;)">
            <text:p/>
          </table:table-cell>
          <table:table-cell table:formula="of:=IF([.J129];[.F129];&quot;&quot;)">
            <text:p/>
          </table:table-cell>
          <table:table-cell table:formula="of:=IF([.J129];[.D129]-[.F129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428.603" calcext:value-type="float">
            <text:p>1428.603</text:p>
          </table:table-cell>
          <table:table-cell office:value-type="string" calcext:value-type="string">
            <text:p>outage_test_measured_m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outage uploaded m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130]=&quot;ongoing&quot;;[.H130]=0)" office:value-type="boolean" office:boolean-value="true" calcext:value-type="boolean">
            <text:p>WAHR</text:p>
          </table:table-cell>
          <table:table-cell table:formula="of:=IF([.J130];[.D130];&quot;&quot;)" office:value-type="float" office:value="201" calcext:value-type="float">
            <text:p>201</text:p>
          </table:table-cell>
          <table:table-cell table:formula="of:=IF([.J130];[.F130];&quot;&quot;)" office:value-type="float" office:value="199" calcext:value-type="float">
            <text:p>199</text:p>
          </table:table-cell>
          <table:table-cell table:formula="of:=IF([.J130];[.D130]-[.F130];&quot;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452.589" calcext:value-type="float">
            <text:p>1452.589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5000" calcext:value-type="float">
            <text:p>5000</text:p>
          </table:table-cell>
          <table:table-cell table:number-columns-repeated="5"/>
          <table:table-cell table:formula="of:=AND([.G131]=&quot;ongoing&quot;;[.H131]=0)" office:value-type="boolean" office:boolean-value="false" calcext:value-type="boolean">
            <text:p>FALSCH</text:p>
          </table:table-cell>
          <table:table-cell table:formula="of:=IF([.J131];[.D131];&quot;&quot;)">
            <text:p/>
          </table:table-cell>
          <table:table-cell table:formula="of:=IF([.J131];[.F131];&quot;&quot;)">
            <text:p/>
          </table:table-cell>
          <table:table-cell table:formula="of:=IF([.J131];[.D131]-[.F131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455.442" calcext:value-type="float">
            <text:p>1455.442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132]=&quot;ongoing&quot;;[.H132]=0)" office:value-type="boolean" office:boolean-value="false" calcext:value-type="boolean">
            <text:p>FALSCH</text:p>
          </table:table-cell>
          <table:table-cell table:formula="of:=IF([.J132];[.D132];&quot;&quot;)">
            <text:p/>
          </table:table-cell>
          <table:table-cell table:formula="of:=IF([.J132];[.F132];&quot;&quot;)">
            <text:p/>
          </table:table-cell>
          <table:table-cell table:formula="of:=IF([.J132];[.D132]-[.F132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458.202" calcext:value-type="float">
            <text:p>1458.202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4659" calcext:value-type="float">
            <text:p>4659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133]=&quot;ongoing&quot;;[.H133]=0)" office:value-type="boolean" office:boolean-value="false" calcext:value-type="boolean">
            <text:p>FALSCH</text:p>
          </table:table-cell>
          <table:table-cell table:formula="of:=IF([.J133];[.D133];&quot;&quot;)">
            <text:p/>
          </table:table-cell>
          <table:table-cell table:formula="of:=IF([.J133];[.F133];&quot;&quot;)">
            <text:p/>
          </table:table-cell>
          <table:table-cell table:formula="of:=IF([.J133];[.D133]-[.F133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461.199" calcext:value-type="float">
            <text:p>1461.199</text:p>
          </table:table-cell>
          <table:table-cell office:value-type="string" calcext:value-type="string">
            <text:p>outage_test_measured_ms</text:p>
          </table:table-cell>
          <table:table-cell office:value-type="float" office:value="5568" calcext:value-type="float">
            <text:p>5568</text:p>
          </table:table-cell>
          <table:table-cell office:value-type="string" calcext:value-type="string">
            <text:p>outage uploaded ms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134]=&quot;ongoing&quot;;[.H134]=0)" office:value-type="boolean" office:boolean-value="true" calcext:value-type="boolean">
            <text:p>WAHR</text:p>
          </table:table-cell>
          <table:table-cell table:formula="of:=IF([.J134];[.D134];&quot;&quot;)" office:value-type="float" office:value="5568" calcext:value-type="float">
            <text:p>5568</text:p>
          </table:table-cell>
          <table:table-cell table:formula="of:=IF([.J134];[.F134];&quot;&quot;)" office:value-type="float" office:value="5347" calcext:value-type="float">
            <text:p>5347</text:p>
          </table:table-cell>
          <table:table-cell table:formula="of:=IF([.J134];[.D134]-[.F134];&quot;&quot;)"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483.261" calcext:value-type="float">
            <text:p>1483.261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5000" calcext:value-type="float">
            <text:p>5000</text:p>
          </table:table-cell>
          <table:table-cell table:number-columns-repeated="5"/>
          <table:table-cell table:formula="of:=AND([.G135]=&quot;ongoing&quot;;[.H135]=0)" office:value-type="boolean" office:boolean-value="false" calcext:value-type="boolean">
            <text:p>FALSCH</text:p>
          </table:table-cell>
          <table:table-cell table:formula="of:=IF([.J135];[.D135];&quot;&quot;)">
            <text:p/>
          </table:table-cell>
          <table:table-cell table:formula="of:=IF([.J135];[.F135];&quot;&quot;)">
            <text:p/>
          </table:table-cell>
          <table:table-cell table:formula="of:=IF([.J135];[.D135]-[.F135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486.24" calcext:value-type="float">
            <text:p>1486.24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136]=&quot;ongoing&quot;;[.H136]=0)" office:value-type="boolean" office:boolean-value="false" calcext:value-type="boolean">
            <text:p>FALSCH</text:p>
          </table:table-cell>
          <table:table-cell table:formula="of:=IF([.J136];[.D136];&quot;&quot;)">
            <text:p/>
          </table:table-cell>
          <table:table-cell table:formula="of:=IF([.J136];[.F136];&quot;&quot;)">
            <text:p/>
          </table:table-cell>
          <table:table-cell table:formula="of:=IF([.J136];[.D136]-[.F136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489.021" calcext:value-type="float">
            <text:p>1489.021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4828" calcext:value-type="float">
            <text:p>4828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137]=&quot;ongoing&quot;;[.H137]=0)" office:value-type="boolean" office:boolean-value="false" calcext:value-type="boolean">
            <text:p>FALSCH</text:p>
          </table:table-cell>
          <table:table-cell table:formula="of:=IF([.J137];[.D137];&quot;&quot;)">
            <text:p/>
          </table:table-cell>
          <table:table-cell table:formula="of:=IF([.J137];[.F137];&quot;&quot;)">
            <text:p/>
          </table:table-cell>
          <table:table-cell table:formula="of:=IF([.J137];[.D137]-[.F137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491.953" calcext:value-type="float">
            <text:p>1491.953</text:p>
          </table:table-cell>
          <table:table-cell office:value-type="string" calcext:value-type="string">
            <text:p>outage_test_measured_ms</text:p>
          </table:table-cell>
          <table:table-cell office:value-type="float" office:value="5756" calcext:value-type="float">
            <text:p>5756</text:p>
          </table:table-cell>
          <table:table-cell office:value-type="string" calcext:value-type="string">
            <text:p>outage uploaded ms</text:p>
          </table:table-cell>
          <table:table-cell office:value-type="float" office:value="5564" calcext:value-type="float">
            <text:p>5564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138]=&quot;ongoing&quot;;[.H138]=0)" office:value-type="boolean" office:boolean-value="true" calcext:value-type="boolean">
            <text:p>WAHR</text:p>
          </table:table-cell>
          <table:table-cell table:formula="of:=IF([.J138];[.D138];&quot;&quot;)" office:value-type="float" office:value="5756" calcext:value-type="float">
            <text:p>5756</text:p>
          </table:table-cell>
          <table:table-cell table:formula="of:=IF([.J138];[.F138];&quot;&quot;)" office:value-type="float" office:value="5564" calcext:value-type="float">
            <text:p>5564</text:p>
          </table:table-cell>
          <table:table-cell table:formula="of:=IF([.J138];[.D138]-[.F138];&quot;&quot;)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514.072" calcext:value-type="float">
            <text:p>1514.072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300" calcext:value-type="float">
            <text:p>300</text:p>
          </table:table-cell>
          <table:table-cell table:number-columns-repeated="5"/>
          <table:table-cell table:formula="of:=AND([.G139]=&quot;ongoing&quot;;[.H139]=0)" office:value-type="boolean" office:boolean-value="false" calcext:value-type="boolean">
            <text:p>FALSCH</text:p>
          </table:table-cell>
          <table:table-cell table:formula="of:=IF([.J139];[.D139];&quot;&quot;)">
            <text:p/>
          </table:table-cell>
          <table:table-cell table:formula="of:=IF([.J139];[.F139];&quot;&quot;)">
            <text:p/>
          </table:table-cell>
          <table:table-cell table:formula="of:=IF([.J139];[.D139]-[.F139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516.162" calcext:value-type="float">
            <text:p>1516.162</text:p>
          </table:table-cell>
          <table:table-cell office:value-type="string" calcext:value-type="string">
            <text:p>outage_test_measured_m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outage uploaded m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140]=&quot;ongoing&quot;;[.H140]=0)" office:value-type="boolean" office:boolean-value="true" calcext:value-type="boolean">
            <text:p>WAHR</text:p>
          </table:table-cell>
          <table:table-cell table:formula="of:=IF([.J140];[.D140];&quot;&quot;)" office:value-type="float" office:value="379" calcext:value-type="float">
            <text:p>379</text:p>
          </table:table-cell>
          <table:table-cell table:formula="of:=IF([.J140];[.F140];&quot;&quot;)" office:value-type="float" office:value="385" calcext:value-type="float">
            <text:p>385</text:p>
          </table:table-cell>
          <table:table-cell table:formula="of:=IF([.J140];[.D140]-[.F140];&quot;&quot;)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539.502" calcext:value-type="float">
            <text:p>1539.502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500" calcext:value-type="float">
            <text:p>500</text:p>
          </table:table-cell>
          <table:table-cell table:number-columns-repeated="5"/>
          <table:table-cell table:formula="of:=AND([.G141]=&quot;ongoing&quot;;[.H141]=0)" office:value-type="boolean" office:boolean-value="false" calcext:value-type="boolean">
            <text:p>FALSCH</text:p>
          </table:table-cell>
          <table:table-cell table:formula="of:=IF([.J141];[.D141];&quot;&quot;)">
            <text:p/>
          </table:table-cell>
          <table:table-cell table:formula="of:=IF([.J141];[.F141];&quot;&quot;)">
            <text:p/>
          </table:table-cell>
          <table:table-cell table:formula="of:=IF([.J141];[.D141]-[.F141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541.414" calcext:value-type="float">
            <text:p>1541.414</text:p>
          </table:table-cell>
          <table:table-cell office:value-type="string" calcext:value-type="string">
            <text:p>outage_test_measured_m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outage uploaded m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142]=&quot;ongoing&quot;;[.H142]=0)" office:value-type="boolean" office:boolean-value="true" calcext:value-type="boolean">
            <text:p>WAHR</text:p>
          </table:table-cell>
          <table:table-cell table:formula="of:=IF([.J142];[.D142];&quot;&quot;)" office:value-type="float" office:value="501" calcext:value-type="float">
            <text:p>501</text:p>
          </table:table-cell>
          <table:table-cell table:formula="of:=IF([.J142];[.F142];&quot;&quot;)" office:value-type="float" office:value="505" calcext:value-type="float">
            <text:p>505</text:p>
          </table:table-cell>
          <table:table-cell table:formula="of:=IF([.J142];[.D142]-[.F142];&quot;&quot;)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565.062" calcext:value-type="float">
            <text:p>1565.062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5000" calcext:value-type="float">
            <text:p>5000</text:p>
          </table:table-cell>
          <table:table-cell table:number-columns-repeated="5"/>
          <table:table-cell table:formula="of:=AND([.G143]=&quot;ongoing&quot;;[.H143]=0)" office:value-type="boolean" office:boolean-value="false" calcext:value-type="boolean">
            <text:p>FALSCH</text:p>
          </table:table-cell>
          <table:table-cell table:formula="of:=IF([.J143];[.D143];&quot;&quot;)">
            <text:p/>
          </table:table-cell>
          <table:table-cell table:formula="of:=IF([.J143];[.F143];&quot;&quot;)">
            <text:p/>
          </table:table-cell>
          <table:table-cell table:formula="of:=IF([.J143];[.D143]-[.F143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568.366" calcext:value-type="float">
            <text:p>1568.366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144]=&quot;ongoing&quot;;[.H144]=0)" office:value-type="boolean" office:boolean-value="false" calcext:value-type="boolean">
            <text:p>FALSCH</text:p>
          </table:table-cell>
          <table:table-cell table:formula="of:=IF([.J144];[.D144];&quot;&quot;)">
            <text:p/>
          </table:table-cell>
          <table:table-cell table:formula="of:=IF([.J144];[.F144];&quot;&quot;)">
            <text:p/>
          </table:table-cell>
          <table:table-cell table:formula="of:=IF([.J144];[.D144]-[.F144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571.666" calcext:value-type="float">
            <text:p>1571.666</text:p>
          </table:table-cell>
          <table:table-cell office:value-type="string" calcext:value-type="string">
            <text:p>outage_test_measured_m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outage uploaded ms</text:p>
          </table:table-cell>
          <table:table-cell office:value-type="float" office:value="4896" calcext:value-type="float">
            <text:p>4896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145]=&quot;ongoing&quot;;[.H145]=0)" office:value-type="boolean" office:boolean-value="true" calcext:value-type="boolean">
            <text:p>WAHR</text:p>
          </table:table-cell>
          <table:table-cell table:formula="of:=IF([.J145];[.D145];&quot;&quot;)" office:value-type="float" office:value="5000" calcext:value-type="float">
            <text:p>5000</text:p>
          </table:table-cell>
          <table:table-cell table:formula="of:=IF([.J145];[.F145];&quot;&quot;)" office:value-type="float" office:value="4896" calcext:value-type="float">
            <text:p>4896</text:p>
          </table:table-cell>
          <table:table-cell table:formula="of:=IF([.J145];[.D145]-[.F145];&quot;&quot;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595.119" calcext:value-type="float">
            <text:p>1595.119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table:formula="of:=AND([.G146]=&quot;ongoing&quot;;[.H146]=0)" office:value-type="boolean" office:boolean-value="false" calcext:value-type="boolean">
            <text:p>FALSCH</text:p>
          </table:table-cell>
          <table:table-cell table:formula="of:=IF([.J146];[.D146];&quot;&quot;)">
            <text:p/>
          </table:table-cell>
          <table:table-cell table:formula="of:=IF([.J146];[.F146];&quot;&quot;)">
            <text:p/>
          </table:table-cell>
          <table:table-cell table:formula="of:=IF([.J146];[.D146]-[.F146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600.458" calcext:value-type="float">
            <text:p>1600.458</text:p>
          </table:table-cell>
          <table:table-cell office:value-type="string" calcext:value-type="string">
            <text:p>outage_test_measured_m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utage uploaded m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147]=&quot;ongoing&quot;;[.H147]=0)" office:value-type="boolean" office:boolean-value="true" calcext:value-type="boolean">
            <text:p>WAHR</text:p>
          </table:table-cell>
          <table:table-cell table:formula="of:=IF([.J147];[.D147];&quot;&quot;)" office:value-type="float" office:value="1000" calcext:value-type="float">
            <text:p>1000</text:p>
          </table:table-cell>
          <table:table-cell table:formula="of:=IF([.J147];[.F147];&quot;&quot;)" office:value-type="float" office:value="998" calcext:value-type="float">
            <text:p>998</text:p>
          </table:table-cell>
          <table:table-cell table:formula="of:=IF([.J147];[.D147]-[.F147];&quot;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621.291" calcext:value-type="float">
            <text:p>1621.291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formula="of:=AND([.G148]=&quot;ongoing&quot;;[.H148]=0)" office:value-type="boolean" office:boolean-value="false" calcext:value-type="boolean">
            <text:p>FALSCH</text:p>
          </table:table-cell>
          <table:table-cell table:formula="of:=IF([.J148];[.D148];&quot;&quot;)">
            <text:p/>
          </table:table-cell>
          <table:table-cell table:formula="of:=IF([.J148];[.F148];&quot;&quot;)">
            <text:p/>
          </table:table-cell>
          <table:table-cell table:formula="of:=IF([.J148];[.D148]-[.F148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627.575" calcext:value-type="float">
            <text:p>1627.575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149]=&quot;ongoing&quot;;[.H149]=0)" office:value-type="boolean" office:boolean-value="false" calcext:value-type="boolean">
            <text:p>FALSCH</text:p>
          </table:table-cell>
          <table:table-cell table:formula="of:=IF([.J149];[.D149];&quot;&quot;)">
            <text:p/>
          </table:table-cell>
          <table:table-cell table:formula="of:=IF([.J149];[.F149];&quot;&quot;)">
            <text:p/>
          </table:table-cell>
          <table:table-cell table:formula="of:=IF([.J149];[.D149]-[.F149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630.652" calcext:value-type="float">
            <text:p>1630.652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8139" calcext:value-type="float">
            <text:p>8139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150]=&quot;ongoing&quot;;[.H150]=0)" office:value-type="boolean" office:boolean-value="false" calcext:value-type="boolean">
            <text:p>FALSCH</text:p>
          </table:table-cell>
          <table:table-cell table:formula="of:=IF([.J150];[.D150];&quot;&quot;)">
            <text:p/>
          </table:table-cell>
          <table:table-cell table:formula="of:=IF([.J150];[.F150];&quot;&quot;)">
            <text:p/>
          </table:table-cell>
          <table:table-cell table:formula="of:=IF([.J150];[.D150]-[.F150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633.625" calcext:value-type="float">
            <text:p>1633.625</text:p>
          </table:table-cell>
          <table:table-cell office:value-type="string" calcext:value-type="string">
            <text:p>outage_test_measured_m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utage uploaded ms</text:p>
          </table:table-cell>
          <table:table-cell office:value-type="float" office:value="9781" calcext:value-type="float">
            <text:p>9781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151]=&quot;ongoing&quot;;[.H151]=0)" office:value-type="boolean" office:boolean-value="true" calcext:value-type="boolean">
            <text:p>WAHR</text:p>
          </table:table-cell>
          <table:table-cell table:formula="of:=IF([.J151];[.D151];&quot;&quot;)" office:value-type="float" office:value="10000" calcext:value-type="float">
            <text:p>10000</text:p>
          </table:table-cell>
          <table:table-cell table:formula="of:=IF([.J151];[.F151];&quot;&quot;)" office:value-type="float" office:value="9781" calcext:value-type="float">
            <text:p>9781</text:p>
          </table:table-cell>
          <table:table-cell table:formula="of:=IF([.J151];[.D151]-[.F151];&quot;&quot;)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656.347" calcext:value-type="float">
            <text:p>1656.347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200" calcext:value-type="float">
            <text:p>2200</text:p>
          </table:table-cell>
          <table:table-cell table:number-columns-repeated="5"/>
          <table:table-cell table:formula="of:=AND([.G152]=&quot;ongoing&quot;;[.H152]=0)" office:value-type="boolean" office:boolean-value="false" calcext:value-type="boolean">
            <text:p>FALSCH</text:p>
          </table:table-cell>
          <table:table-cell table:formula="of:=IF([.J152];[.D152];&quot;&quot;)">
            <text:p/>
          </table:table-cell>
          <table:table-cell table:formula="of:=IF([.J152];[.F152];&quot;&quot;)">
            <text:p/>
          </table:table-cell>
          <table:table-cell table:formula="of:=IF([.J152];[.D152]-[.F152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659.152" calcext:value-type="float">
            <text:p>1659.152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153]=&quot;ongoing&quot;;[.H153]=0)" office:value-type="boolean" office:boolean-value="false" calcext:value-type="boolean">
            <text:p>FALSCH</text:p>
          </table:table-cell>
          <table:table-cell table:formula="of:=IF([.J153];[.D153];&quot;&quot;)">
            <text:p/>
          </table:table-cell>
          <table:table-cell table:formula="of:=IF([.J153];[.F153];&quot;&quot;)">
            <text:p/>
          </table:table-cell>
          <table:table-cell table:formula="of:=IF([.J153];[.D153]-[.F153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662.149" calcext:value-type="float">
            <text:p>1662.149</text:p>
          </table:table-cell>
          <table:table-cell office:value-type="string" calcext:value-type="string">
            <text:p>outage_test_measured_ms</text:p>
          </table:table-cell>
          <table:table-cell office:value-type="float" office:value="2798" calcext:value-type="float">
            <text:p>2798</text:p>
          </table:table-cell>
          <table:table-cell office:value-type="string" calcext:value-type="string">
            <text:p>outage uploaded ms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154]=&quot;ongoing&quot;;[.H154]=0)" office:value-type="boolean" office:boolean-value="true" calcext:value-type="boolean">
            <text:p>WAHR</text:p>
          </table:table-cell>
          <table:table-cell table:formula="of:=IF([.J154];[.D154];&quot;&quot;)" office:value-type="float" office:value="2798" calcext:value-type="float">
            <text:p>2798</text:p>
          </table:table-cell>
          <table:table-cell table:formula="of:=IF([.J154];[.F154];&quot;&quot;)" office:value-type="float" office:value="2694" calcext:value-type="float">
            <text:p>2694</text:p>
          </table:table-cell>
          <table:table-cell table:formula="of:=IF([.J154];[.D154]-[.F154];&quot;&quot;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684.211" calcext:value-type="float">
            <text:p>1684.211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formula="of:=AND([.G155]=&quot;ongoing&quot;;[.H155]=0)" office:value-type="boolean" office:boolean-value="false" calcext:value-type="boolean">
            <text:p>FALSCH</text:p>
          </table:table-cell>
          <table:table-cell table:formula="of:=IF([.J155];[.D155];&quot;&quot;)">
            <text:p/>
          </table:table-cell>
          <table:table-cell table:formula="of:=IF([.J155];[.F155];&quot;&quot;)">
            <text:p/>
          </table:table-cell>
          <table:table-cell table:formula="of:=IF([.J155];[.D155]-[.F155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709.306" calcext:value-type="float">
            <text:p>1709.306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formula="of:=AND([.G156]=&quot;ongoing&quot;;[.H156]=0)" office:value-type="boolean" office:boolean-value="false" calcext:value-type="boolean">
            <text:p>FALSCH</text:p>
          </table:table-cell>
          <table:table-cell table:formula="of:=IF([.J156];[.D156];&quot;&quot;)">
            <text:p/>
          </table:table-cell>
          <table:table-cell table:formula="of:=IF([.J156];[.F156];&quot;&quot;)">
            <text:p/>
          </table:table-cell>
          <table:table-cell table:formula="of:=IF([.J156];[.D156]-[.F156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712.36" calcext:value-type="float">
            <text:p>1712.36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218" calcext:value-type="float">
            <text:p>2218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157]=&quot;ongoing&quot;;[.H157]=0)" office:value-type="boolean" office:boolean-value="false" calcext:value-type="boolean">
            <text:p>FALSCH</text:p>
          </table:table-cell>
          <table:table-cell table:formula="of:=IF([.J157];[.D157];&quot;&quot;)">
            <text:p/>
          </table:table-cell>
          <table:table-cell table:formula="of:=IF([.J157];[.F157];&quot;&quot;)">
            <text:p/>
          </table:table-cell>
          <table:table-cell table:formula="of:=IF([.J157];[.D157]-[.F157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715.176" calcext:value-type="float">
            <text:p>1715.176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4907" calcext:value-type="float">
            <text:p>4907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158]=&quot;ongoing&quot;;[.H158]=0)" office:value-type="boolean" office:boolean-value="false" calcext:value-type="boolean">
            <text:p>FALSCH</text:p>
          </table:table-cell>
          <table:table-cell table:formula="of:=IF([.J158];[.D158];&quot;&quot;)">
            <text:p/>
          </table:table-cell>
          <table:table-cell table:formula="of:=IF([.J158];[.F158];&quot;&quot;)">
            <text:p/>
          </table:table-cell>
          <table:table-cell table:formula="of:=IF([.J158];[.D158]-[.F158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717.995" calcext:value-type="float">
            <text:p>1717.995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7585" calcext:value-type="float">
            <text:p>7585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159]=&quot;ongoing&quot;;[.H159]=0)" office:value-type="boolean" office:boolean-value="false" calcext:value-type="boolean">
            <text:p>FALSCH</text:p>
          </table:table-cell>
          <table:table-cell table:formula="of:=IF([.J159];[.D159];&quot;&quot;)">
            <text:p/>
          </table:table-cell>
          <table:table-cell table:formula="of:=IF([.J159];[.F159];&quot;&quot;)">
            <text:p/>
          </table:table-cell>
          <table:table-cell table:formula="of:=IF([.J159];[.D159]-[.F159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721.003" calcext:value-type="float">
            <text:p>1721.003</text:p>
          </table:table-cell>
          <table:table-cell office:value-type="string" calcext:value-type="string">
            <text:p>outage_test_measured_ms</text:p>
          </table:table-cell>
          <table:table-cell office:value-type="float" office:value="10108" calcext:value-type="float">
            <text:p>10108</text:p>
          </table:table-cell>
          <table:table-cell office:value-type="string" calcext:value-type="string">
            <text:p>outage uploaded ms</text:p>
          </table:table-cell>
          <table:table-cell office:value-type="float" office:value="9757" calcext:value-type="float">
            <text:p>9757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160]=&quot;ongoing&quot;;[.H160]=0)" office:value-type="boolean" office:boolean-value="true" calcext:value-type="boolean">
            <text:p>WAHR</text:p>
          </table:table-cell>
          <table:table-cell table:formula="of:=IF([.J160];[.D160];&quot;&quot;)" office:value-type="float" office:value="10108" calcext:value-type="float">
            <text:p>10108</text:p>
          </table:table-cell>
          <table:table-cell table:formula="of:=IF([.J160];[.F160];&quot;&quot;)" office:value-type="float" office:value="9757" calcext:value-type="float">
            <text:p>9757</text:p>
          </table:table-cell>
          <table:table-cell table:formula="of:=IF([.J160];[.D160]-[.F160];&quot;&quot;)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744.474" calcext:value-type="float">
            <text:p>1744.474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AND([.G161]=&quot;ongoing&quot;;[.H161]=0)" office:value-type="boolean" office:boolean-value="false" calcext:value-type="boolean">
            <text:p>FALSCH</text:p>
          </table:table-cell>
          <table:table-cell table:formula="of:=IF([.J161];[.D161];&quot;&quot;)">
            <text:p/>
          </table:table-cell>
          <table:table-cell table:formula="of:=IF([.J161];[.F161];&quot;&quot;)">
            <text:p/>
          </table:table-cell>
          <table:table-cell table:formula="of:=IF([.J161];[.D161]-[.F161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769.579" calcext:value-type="float">
            <text:p>1769.579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table:formula="of:=AND([.G162]=&quot;ongoing&quot;;[.H162]=0)" office:value-type="boolean" office:boolean-value="false" calcext:value-type="boolean">
            <text:p>FALSCH</text:p>
          </table:table-cell>
          <table:table-cell table:formula="of:=IF([.J162];[.D162];&quot;&quot;)">
            <text:p/>
          </table:table-cell>
          <table:table-cell table:formula="of:=IF([.J162];[.F162];&quot;&quot;)">
            <text:p/>
          </table:table-cell>
          <table:table-cell table:formula="of:=IF([.J162];[.D162]-[.F162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771.445" calcext:value-type="float">
            <text:p>1771.445</text:p>
          </table:table-cell>
          <table:table-cell office:value-type="string" calcext:value-type="string">
            <text:p>outage_test_measured_m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utage uploaded m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163]=&quot;ongoing&quot;;[.H163]=0)" office:value-type="boolean" office:boolean-value="true" calcext:value-type="boolean">
            <text:p>WAHR</text:p>
          </table:table-cell>
          <table:table-cell table:formula="of:=IF([.J163];[.D163];&quot;&quot;)" office:value-type="float" office:value="1000" calcext:value-type="float">
            <text:p>1000</text:p>
          </table:table-cell>
          <table:table-cell table:formula="of:=IF([.J163];[.F163];&quot;&quot;)" office:value-type="float" office:value="1005" calcext:value-type="float">
            <text:p>1005</text:p>
          </table:table-cell>
          <table:table-cell table:formula="of:=IF([.J163];[.D163]-[.F163];&quot;&quot;)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795.712" calcext:value-type="float">
            <text:p>1795.712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200" calcext:value-type="float">
            <text:p>2200</text:p>
          </table:table-cell>
          <table:table-cell table:number-columns-repeated="5"/>
          <table:table-cell table:formula="of:=AND([.G164]=&quot;ongoing&quot;;[.H164]=0)" office:value-type="boolean" office:boolean-value="false" calcext:value-type="boolean">
            <text:p>FALSCH</text:p>
          </table:table-cell>
          <table:table-cell table:formula="of:=IF([.J164];[.D164];&quot;&quot;)">
            <text:p/>
          </table:table-cell>
          <table:table-cell table:formula="of:=IF([.J164];[.F164];&quot;&quot;)">
            <text:p/>
          </table:table-cell>
          <table:table-cell table:formula="of:=IF([.J164];[.D164]-[.F164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799.084" calcext:value-type="float">
            <text:p>1799.084</text:p>
          </table:table-cell>
          <table:table-cell office:value-type="string" calcext:value-type="string">
            <text:p>outage_test_measured_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age uploaded m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G165]=&quot;ongoing&quot;;[.H165]=0)" office:value-type="boolean" office:boolean-value="false" calcext:value-type="boolean">
            <text:p>FALSCH</text:p>
          </table:table-cell>
          <table:table-cell table:formula="of:=IF([.J165];[.D165];&quot;&quot;)">
            <text:p/>
          </table:table-cell>
          <table:table-cell table:formula="of:=IF([.J165];[.F165];&quot;&quot;)">
            <text:p/>
          </table:table-cell>
          <table:table-cell table:formula="of:=IF([.J165];[.D165]-[.F165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802.171" calcext:value-type="float">
            <text:p>1802.171</text:p>
          </table:table-cell>
          <table:table-cell office:value-type="string" calcext:value-type="string">
            <text:p>outage_test_measured_ms</text:p>
          </table:table-cell>
          <table:table-cell office:value-type="float" office:value="3381" calcext:value-type="float">
            <text:p>3381</text:p>
          </table:table-cell>
          <table:table-cell office:value-type="string" calcext:value-type="string">
            <text:p>outage uploaded ms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166]=&quot;ongoing&quot;;[.H166]=0)" office:value-type="boolean" office:boolean-value="true" calcext:value-type="boolean">
            <text:p>WAHR</text:p>
          </table:table-cell>
          <table:table-cell table:formula="of:=IF([.J166];[.D166];&quot;&quot;)" office:value-type="float" office:value="3381" calcext:value-type="float">
            <text:p>3381</text:p>
          </table:table-cell>
          <table:table-cell table:formula="of:=IF([.J166];[.F166];&quot;&quot;)" office:value-type="float" office:value="3260" calcext:value-type="float">
            <text:p>3260</text:p>
          </table:table-cell>
          <table:table-cell table:formula="of:=IF([.J166];[.D166]-[.F166];&quot;&quot;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824.137" calcext:value-type="float">
            <text:p>1824.137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500" calcext:value-type="float">
            <text:p>1500</text:p>
          </table:table-cell>
          <table:table-cell table:number-columns-repeated="5"/>
          <table:table-cell table:formula="of:=AND([.G167]=&quot;ongoing&quot;;[.H167]=0)" office:value-type="boolean" office:boolean-value="false" calcext:value-type="boolean">
            <text:p>FALSCH</text:p>
          </table:table-cell>
          <table:table-cell table:formula="of:=IF([.J167];[.D167];&quot;&quot;)">
            <text:p/>
          </table:table-cell>
          <table:table-cell table:formula="of:=IF([.J167];[.F167];&quot;&quot;)">
            <text:p/>
          </table:table-cell>
          <table:table-cell table:formula="of:=IF([.J167];[.D167]-[.F167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826.474" calcext:value-type="float">
            <text:p>1826.474</text:p>
          </table:table-cell>
          <table:table-cell office:value-type="string" calcext:value-type="string">
            <text:p>outage_test_measured_m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outage uploaded ms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168]=&quot;ongoing&quot;;[.H168]=0)" office:value-type="boolean" office:boolean-value="true" calcext:value-type="boolean">
            <text:p>WAHR</text:p>
          </table:table-cell>
          <table:table-cell table:formula="of:=IF([.J168];[.D168];&quot;&quot;)" office:value-type="float" office:value="1500" calcext:value-type="float">
            <text:p>1500</text:p>
          </table:table-cell>
          <table:table-cell table:formula="of:=IF([.J168];[.F168];&quot;&quot;)" office:value-type="float" office:value="1499" calcext:value-type="float">
            <text:p>1499</text:p>
          </table:table-cell>
          <table:table-cell table:formula="of:=IF([.J168];[.D168]-[.F168]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850.734" calcext:value-type="float">
            <text:p>1850.734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table:formula="of:=AND([.G169]=&quot;ongoing&quot;;[.H169]=0)" office:value-type="boolean" office:boolean-value="false" calcext:value-type="boolean">
            <text:p>FALSCH</text:p>
          </table:table-cell>
          <table:table-cell table:formula="of:=IF([.J169];[.D169];&quot;&quot;)">
            <text:p/>
          </table:table-cell>
          <table:table-cell table:formula="of:=IF([.J169];[.F169];&quot;&quot;)">
            <text:p/>
          </table:table-cell>
          <table:table-cell table:formula="of:=IF([.J169];[.D169]-[.F169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852.914" calcext:value-type="float">
            <text:p>1852.914</text:p>
          </table:table-cell>
          <table:table-cell office:value-type="string" calcext:value-type="string">
            <text:p>outage_test_measured_m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outage uploaded m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170]=&quot;ongoing&quot;;[.H170]=0)" office:value-type="boolean" office:boolean-value="true" calcext:value-type="boolean">
            <text:p>WAHR</text:p>
          </table:table-cell>
          <table:table-cell table:formula="of:=IF([.J170];[.D170];&quot;&quot;)" office:value-type="float" office:value="801" calcext:value-type="float">
            <text:p>801</text:p>
          </table:table-cell>
          <table:table-cell table:formula="of:=IF([.J170];[.F170];&quot;&quot;)" office:value-type="float" office:value="805" calcext:value-type="float">
            <text:p>805</text:p>
          </table:table-cell>
          <table:table-cell table:formula="of:=IF([.J170];[.D170]-[.F170];&quot;&quot;)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876.584" calcext:value-type="float">
            <text:p>1876.584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AND([.G171]=&quot;ongoing&quot;;[.H171]=0)" office:value-type="boolean" office:boolean-value="false" calcext:value-type="boolean">
            <text:p>FALSCH</text:p>
          </table:table-cell>
          <table:table-cell table:formula="of:=IF([.J171];[.D171];&quot;&quot;)">
            <text:p/>
          </table:table-cell>
          <table:table-cell table:formula="of:=IF([.J171];[.F171];&quot;&quot;)">
            <text:p/>
          </table:table-cell>
          <table:table-cell table:formula="of:=IF([.J171];[.D171]-[.F171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901.639" calcext:value-type="float">
            <text:p>1901.639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table:formula="of:=AND([.G172]=&quot;ongoing&quot;;[.H172]=0)" office:value-type="boolean" office:boolean-value="false" calcext:value-type="boolean">
            <text:p>FALSCH</text:p>
          </table:table-cell>
          <table:table-cell table:formula="of:=IF([.J172];[.D172];&quot;&quot;)">
            <text:p/>
          </table:table-cell>
          <table:table-cell table:formula="of:=IF([.J172];[.F172];&quot;&quot;)">
            <text:p/>
          </table:table-cell>
          <table:table-cell table:formula="of:=IF([.J172];[.D172]-[.F172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903.946" calcext:value-type="float">
            <text:p>1903.946</text:p>
          </table:table-cell>
          <table:table-cell office:value-type="string" calcext:value-type="string">
            <text:p>outage_test_measured_m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outage uploaded m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G173]=&quot;ongoing&quot;;[.H173]=0)" office:value-type="boolean" office:boolean-value="true" calcext:value-type="boolean">
            <text:p>WAHR</text:p>
          </table:table-cell>
          <table:table-cell table:formula="of:=IF([.J173];[.D173];&quot;&quot;)" office:value-type="float" office:value="801" calcext:value-type="float">
            <text:p>801</text:p>
          </table:table-cell>
          <table:table-cell table:formula="of:=IF([.J173];[.F173];&quot;&quot;)" office:value-type="float" office:value="800" calcext:value-type="float">
            <text:p>800</text:p>
          </table:table-cell>
          <table:table-cell table:formula="of:=IF([.J173];[.D173]-[.F173]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927.494" calcext:value-type="float">
            <text:p>1927.494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table:formula="of:=AND([.G174]=&quot;ongoing&quot;;[.H174]=0)" office:value-type="boolean" office:boolean-value="false" calcext:value-type="boolean">
            <text:p>FALSCH</text:p>
          </table:table-cell>
          <table:table-cell table:formula="of:=IF([.J174];[.D174];&quot;&quot;)">
            <text:p/>
          </table:table-cell>
          <table:table-cell table:formula="of:=IF([.J174];[.F174];&quot;&quot;)">
            <text:p/>
          </table:table-cell>
          <table:table-cell table:formula="of:=IF([.J174];[.D174]-[.F174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952.558" calcext:value-type="float">
            <text:p>1952.558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4T17:36:24.878000000</dc:date>
    <meta:editing-duration>PT4H10M26S</meta:editing-duration>
    <meta:editing-cycles>7</meta:editing-cycles>
    <meta:generator>LibreOffice/7.4.6.2$Windows_X86_64 LibreOffice_project/5b1f5509c2decdade7fda905e3e1429a67acd63d</meta:generator>
    <meta:document-statistic meta:table-count="1" meta:cell-count="175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91EAE0FC84615028.svm"/>
      </style:chart-properties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2cm" chart:symbol-height="0.2cm" chart:link-data-style-to-source="true"/>
      <style:graphic-properties draw:stroke="none" svg:stroke-width="0.01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width="0.01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871cm" svg:height="12.859cm" xlink:href=".." xlink:type="simple" chart:class="chart:scatter" chart:style-name="ch1">
        <chart:plot-area chart:style-name="ch2" table:cell-range-address="Tabelle1.K6:Tabelle1.L846" svg:x="0.337cm" svg:y="0.257cm" svg:width="16.197cm" svg:height="12.345cm">
          <chart:coordinate-region svg:x="1.541cm" svg:y="0.46cm" svg:width="14.42cm" svg:height="11.48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Tabelle1.L6:Tabelle1.L846" chart:class="chart:scatter">
            <chart:domain table:cell-range-address="Tabelle1.K6:Tabelle1.K846"/>
            <chart:regression-curve chart:style-name="ch7"/>
            <chart:data-point chart:repeated="8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K</text:p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elle1.K6:Tabelle1.K846</svg:desc>
                </draw:g>
              </table:table-cell>
              <table:table-cell office:value-type="float" office:value="NaN">
                <text:p>NaN</text:p>
                <draw:g>
                  <svg:desc>Tabelle1.L6:Tabelle1.L8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83">
                <text:p>8583</text:p>
              </table:table-cell>
              <table:table-cell office:value-type="float" office:value="8263">
                <text:p>8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13">
                <text:p>8513</text:p>
              </table:table-cell>
              <table:table-cell office:value-type="float" office:value="8176">
                <text:p>8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1">
                <text:p>2991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87">
                <text:p>2787</text:p>
              </table:table-cell>
              <table:table-cell office:value-type="float" office:value="2685">
                <text:p>26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73">
                <text:p>2173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">
                <text:p>10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77">
                <text:p>2877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0">
                <text:p>50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04">
                <text:p>6004</text:p>
              </table:table-cell>
              <table:table-cell office:value-type="float" office:value="5897">
                <text:p>58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33">
                <text:p>1533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33">
                <text:p>3033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2">
                <text:p>33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5">
                <text:p>29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90">
                <text:p>5590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9669">
                <text:p>9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1">
                <text:p>30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8">
                <text:p>38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1">
                <text:p>10001</text:p>
              </table:table-cell>
              <table:table-cell office:value-type="float" office:value="9799">
                <text:p>9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51">
                <text:p>2851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69">
                <text:p>3069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9689">
                <text:p>9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01">
                <text:p>8001</text:p>
              </table:table-cell>
              <table:table-cell office:value-type="float" office:value="7886">
                <text:p>78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9634">
                <text:p>9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43">
                <text:p>2843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1">
                <text:p>100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1">
                <text:p>2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68">
                <text:p>5568</text:p>
              </table:table-cell>
              <table:table-cell office:value-type="float" office:value="5347">
                <text:p>5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56">
                <text:p>5756</text:p>
              </table:table-cell>
              <table:table-cell office:value-type="float" office:value="5564">
                <text:p>5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9">
                <text:p>37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1">
                <text:p>50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9781">
                <text:p>9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98">
                <text:p>2798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08">
                <text:p>10108</text:p>
              </table:table-cell>
              <table:table-cell office:value-type="float" office:value="9757">
                <text:p>9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81">
                <text:p>3381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1">
                <text:p>801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1">
                <text:p>80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6.2$Windows_X86_64 LibreOffice_project/5b1f5509c2decdade7fda905e3e1429a67acd63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